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11.721cm"/>
    </style:style>
    <style:style style:name="co7" style:family="table-column">
      <style:table-column-properties fo:break-before="auto" style:column-width="11.827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6.7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start" fo:margin-left="0cm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7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fo:color="#ffffff" style:text-line-through-style="solid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7.01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A_reciclar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6" table:default-cell-style-name="ce15"/>
        <table:table-column table:style-name="co7" table:default-cell-style-name="ce15"/>
        <table:table-column table:style-name="co3" table:number-columns-repeated="246" table:default-cell-style-name="ce15"/>
        <table:table-column table:style-name="co2" table:number-columns-repeated="770" table:default-cell-style-name="ce15"/>
        <table:table-row table:style-name="ro1">
          <table:table-cell table:style-name="ce1" office:value-type="string">
            <text:p>Rnº</text:p>
          </table:table-cell>
          <table:table-cell table:style-name="ce16" office:value-type="string">
            <text:p>Tipo</text:p>
          </table:table-cell>
          <table:table-cell table:style-name="ce16" office:value-type="string">
            <text:p>Localización</text:p>
          </table:table-cell>
          <table:table-cell table:style-name="ce16" office:value-type="string">
            <office:annotation draw:style-name="gr1" draw:text-style-name="P1" svg:width="3.387cm" svg:height="17.211cm" svg:x="19.535cm" svg:y="0.026cm" draw:caption-point-x="-8.424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16" office:value-type="string">
            <text:p>Número catálogo si está listo</text:p>
          </table:table-cell>
          <table:table-cell table:style-name="ce16" office:value-type="string">
            <text:p>disco duro?</text:p>
          </table:table-cell>
          <table:table-cell table:style-name="ce16" office:value-type="string">
            <text:p>Notas</text:p>
          </table:table-cell>
          <table:table-cell table:style-name="ce16" office:value-type="string">
            <text:p>Procedencia</text:p>
          </table:table-cell>
          <table:table-cell table:number-columns-repeated="101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SE LO LLEVARON DE CEUTA</text:p>
          </table:table-cell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Servid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e le ha retirado a este equipo la memoria RAM, 4 DIMM DDR 256MB</text:p>
          </table:table-cell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Barcelona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 DISCO DURO y sin RAM: DDR2</text:p>
          </table:table-cell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Controlador gráfico estropeado - Problemas con la RAM, no reconoce más de 64MB</text:p>
          </table:table-cell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e le han retirado varios componentes y cables</text:p>
          </table:table-cell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Ceuta</text:p>
          </table:table-cell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nasdt</text:p>
          </table:table-cell>
          <table:table-cell table:style-name="ce2" office:value-type="string">
            <text:p>Barcelona</text:p>
          </table:table-cell>
          <table:table-cell table:number-columns-repeated="101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Ceuta</text:p>
          </table:table-cell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56">
            <text:p>56</text:p>
          </table:table-cell>
          <table:table-cell table:style-name="ce4"/>
          <table:table-cell table:style-name="ce4" office:value-type="string">
            <text:p>HP LaserJet 4000 La he asignado para la oficina.</text:p>
          </table:table-cell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LaserJet 1320</text:p>
          </table:table-cell>
          <table:table-cell table:style-name="ce12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8">
            <text:p>58</text:p>
          </table:table-cell>
          <table:table-cell table:style-name="ce6"/>
          <table:table-cell table:style-name="ce6" office:value-type="string">
            <text:p>HP Deskjet 890C</text:p>
          </table:table-cell>
          <table:table-cell table:style-name="ce6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AGFA Snapscan 42</text:p>
          </table:table-cell>
          <table:table-cell table:style-name="ce3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190">
            <text:p>190</text:p>
          </table:table-cell>
          <table:table-cell table:style-name="ce6" table:number-columns-repeated="2"/>
          <table:table-cell table:style-name="ce6" office:value-type="string">
            <text:p>Palacio de la Madraza</text:p>
          </table:table-cell>
          <table:table-cell table:number-columns-repeated="101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DONADO</text:p>
          </table:table-cell>
          <table:table-cell table:style-name="ce3" office:value-type="string">
            <text:p>Desechado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Lexmark Z65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na</text:p>
          </table:table-cell>
          <table:table-cell table:style-name="ce17" office:value-type="string">
            <text:p>Espera</text:p>
          </table:table-cell>
          <table:table-cell table:style-name="ce17" table:number-columns-repeated="2"/>
          <table:table-cell table:style-name="ce17" office:value-type="string">
            <text:p>Toshiba Satellite S1900-303 - sin cable de alimentación y teclas</text:p>
          </table:table-cell>
          <table:table-cell table:style-name="ce17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string">
            <text:p>No reconoce la RAM, pero pita sin RAM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HD, Procesador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Sin: RAM, HD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5440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30">
            <text:p>30</text:p>
          </table:table-cell>
          <table:table-cell table:style-name="ce6"/>
          <table:table-cell table:style-name="ce6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HP LaserJet 5L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1">
            <text:p>231</text:p>
          </table:table-cell>
          <table:table-cell table:style-name="ce2"/>
          <table:table-cell table:style-name="ce2" office:value-type="string">
            <text:p>HUNDYX D6100 Series - no van varias teclas (con teclado externo)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18" office:value-type="string">
            <text:p>Escaner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-</text:p>
          </table:table-cell>
          <table:table-cell table:style-name="ce18" table:number-columns-repeated="2"/>
          <table:table-cell table:style-name="ce18" office:value-type="string">
            <text:p>Acer ScanPrisa 640U</text:p>
          </table:table-cell>
          <table:table-cell table:style-name="ce18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Acer ScanPrisa 640U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3325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3" office:value-type="string">
            <text:p>HP LaserJet 1100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LaserJet 2100TN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HD, F.Alimentación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Epson Stylus CX3650 Impresora+Escáner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660C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41">
            <text:p>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840C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HD, F.Alimentación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Epson Stylus Color 800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LaserJet 5L - 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7">
            <office:annotation draw:style-name="gr2" draw:text-style-name="P1" svg:width="3.387cm" svg:height="0.516cm" svg:x="9.525cm" svg:y="2.473cm" draw:caption-point-x="-8.53cm" draw:caption-point-y="19.645cm">
              <dc:date>1899-12-30T00:00:00</dc:date>
              <text:p text:style-name="P1"><text:span text:style-name="T1">quitarle las cosas</text:span></text:p>
            </office:annotation>
            <text:p>4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Procesador, HD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Quitar fuente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Sin HD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Canon iP1500 (No coge papel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Canon iP5100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1">
            <text:p>61</text:p>
          </table:table-cell>
          <table:table-cell table:style-name="ce2"/>
          <table:table-cell table:style-name="ce2" office:value-type="string">
            <text:p>HP Deskjet 690C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690C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3325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ScanJet 6100C</text:p>
          </table:table-cell>
          <table:table-cell table:style-name="ce3" office:value-type="string">
            <text:p>Colegio Mayor Isabel la católica</text:p>
          </table:table-cell>
          <table:table-cell table:number-columns-repeated="1016"/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OKI C3500</text:p>
          </table:table-cell>
          <table:table-cell table:style-name="ce12" office:value-type="string">
            <text:p>Colegio Mayor Isabel la católica</text:p>
          </table:table-cell>
          <table:table-cell table:number-columns-repeated="1016"/>
        </table:table-row>
        <table:table-row table:style-name="ro2">
          <table:table-cell table:style-name="ce5" office:value-type="float" office:value="56">
            <text:p>56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AGFA Snapscan 1212</text:p>
          </table:table-cell>
          <table:table-cell table:style-name="ce12" office:value-type="string">
            <text:p>Fuera UGR</text:p>
          </table:table-cell>
          <table:table-cell table:number-columns-repeated="101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º</text:p>
          </table:table-cell>
          <table:table-cell table:style-name="ce3" office:value-type="string">
            <text:p>Fuera UGR</text:p>
          </table:table-cell>
          <table:table-cell table:number-columns-repeated="1016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office:value-type="string">
            <text:p>Fuera UGR - Mardigan</text:p>
          </table:table-cell>
          <table:table-cell table:number-columns-repeated="1016"/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string">
            <text:p>Epson Stylus 580 - Inyectores obturados</text:p>
          </table:table-cell>
          <table:table-cell table:style-name="ce6" office:value-type="string">
            <text:p>Fuera UGR - Mardigan</text:p>
          </table:table-cell>
          <table:table-cell table:number-columns-repeated="1016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4C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1">
            <text:p>51</text:p>
          </table:table-cell>
          <table:table-cell table:style-name="ce6"/>
          <table:table-cell table:style-name="ce6" office:value-type="string">
            <text:p>HP Deskjet 840C</text:p>
          </table:table-cell>
          <table:table-cell table:style-name="ce6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-</text:p>
          </table:table-cell>
          <table:table-cell table:style-name="ce18" table:number-columns-repeated="2"/>
          <table:table-cell table:style-name="ce18" office:value-type="string">
            <text:p>HP LaserJet 1100A</text:p>
          </table:table-cell>
          <table:table-cell table:style-name="ce1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Scanjet 4C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2">
            <text:p>52</text:p>
          </table:table-cell>
          <table:table-cell table:style-name="ce3"/>
          <table:table-cell table:style-name="ce3" office:value-type="string">
            <text:p>Canon S400 - Inyectores obturados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62">
            <text:p>62</text:p>
          </table:table-cell>
          <table:table-cell table:style-name="ce6" table:number-columns-repeated="2"/>
          <table:table-cell table:style-name="ce6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5C (Fallan rodillos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5C (Fallan rodillos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5C (Fallan rodillos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5C (Fallan rodillos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6" office:value-type="float" office:value="70">
            <text:p>70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3">
            <text:p>53</text:p>
          </table:table-cell>
          <table:table-cell table:style-name="ce6"/>
          <table:table-cell table:style-name="ce6" office:value-type="string">
            <text:p>Epson Stylus C60</text:p>
          </table:table-cell>
          <table:table-cell table:style-name="ce6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Epson Stylus C60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9">
            <text:p>229</text:p>
          </table:table-cell>
          <table:table-cell table:style-name="ce2" table:number-columns-repeated="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Epson Stylus color 800 (Fallan los rodillos)</text:p>
          </table:table-cell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4">
            <text:p>54</text:p>
          </table:table-cell>
          <table:table-cell table:style-name="ce3"/>
          <table:table-cell table:style-name="ce3" office:value-type="string">
            <text:p>HP LaserJet 1150</text:p>
          </table:table-cell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ScanJet 3300C</text:p>
          </table:table-cell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LaserJet 6L</text:p>
          </table:table-cell>
          <table:table-cell table:style-name="ce3" office:value-type="string">
            <text:p>¿?</text:p>
          </table:table-cell>
          <table:table-cell table:number-columns-repeated="1016"/>
        </table:table-row>
        <table:table-row table:style-name="ro2">
          <table:table-cell table:style-name="ce5" office:value-type="float" office:value="85">
            <text:p>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Empresariales</text:p>
          </table:table-cell>
          <table:table-cell table:number-columns-repeated="1016"/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Empresariales</text:p>
          </table:table-cell>
          <table:table-cell table:number-columns-repeated="1016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está vacía!! no tiene naica</text:p>
          </table:table-cell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89">
            <text:p>8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2"/>
          <table:table-cell table:style-name="ce2" office:value-type="string">
            <text:p>ETSIE</text:p>
          </table:table-cell>
          <table:table-cell table:number-columns-repeated="1016"/>
        </table:table-row>
        <table:table-row table:style-name="ro2">
          <table:table-cell table:style-name="ce5" office:value-type="float" office:value="91">
            <text:p>9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TSIE</text:p>
          </table:table-cell>
          <table:table-cell table:number-columns-repeated="1016"/>
        </table:table-row>
        <table:table-row table:style-name="ro3">
          <table:table-cell table:style-name="ce7" office:value-type="float" office:value="92">
            <text:p>92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 table:number-columns-repeated="2"/>
          <table:table-cell table:style-name="ce17" office:value-type="string">
            <text:p>No termina de arrancar el clonezilla (probar a clonar disco como el R133)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200">
            <text:p>200</text:p>
          </table:table-cell>
          <table:table-cell table:style-name="ce2"/>
          <table:table-cell table:style-name="ce2" office:value-type="string">
            <text:p>Palacio de la Madraza</text:p>
          </table:table-cell>
          <table:table-cell table:number-columns-repeated="1016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3">
            <text:p>233</text:p>
          </table:table-cell>
          <table:table-cell table:style-name="ce2"/>
          <table:table-cell table:style-name="ce2" office:value-type="string">
            <text:p>1GB ram, 100GB HD, core duo 1'83GHz, grabadora DVD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7">
            <text:p>227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5">
            <text:p>225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7">
            <text:p>207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8">
            <text:p>228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3">
            <text:p>203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8">
            <text:p>208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No arranca desde HD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6">
            <text:p>226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8" office:value-type="float" office:value="103">
            <text:p>10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5">
            <text:p>245</text:p>
          </table:table-cell>
          <table:table-cell table:style-name="ce8" table:number-columns-repeated="2"/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3">
            <text:p>213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4">
            <text:p>224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9">
            <text:p>219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5">
            <text:p>205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7">
            <text:p>217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1">
            <text:p>221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0">
            <text:p>210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5">
            <text:p>215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2">
            <text:p>11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Necesita de cables de encendido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13">
            <text:p>113</text:p>
          </table:table-cell>
          <table:table-cell table:style-name="ce17" office:value-type="string">
            <text:p>Pc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 table:number-columns-repeated="3"/>
          <table:table-cell table:style-name="ce1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MISSING</text:p>
          </table:table-cell>
          <table:table-cell table:style-name="ce9" office:value-type="string">
            <text:p>Listo</text:p>
          </table:table-cell>
          <table:table-cell table:style-name="ce9" office:value-type="float" office:value="222">
            <text:p>222</text:p>
          </table:table-cell>
          <table:table-cell table:style-name="ce9" table:number-columns-repeated="2"/>
          <table:table-cell table:style-name="ce9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5">
            <text:p>11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Necesita de cables de encendido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4">
            <text:p>214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1">
            <text:p>211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9">
            <text:p>11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20">
            <text:p>12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El controlador IDE falla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3">
            <text:p>223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22">
            <text:p>12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123">
            <text:p>12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table:number-columns-repeated="3"/>
          <table:table-cell table:style-name="ce6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6">
            <text:p>216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25">
            <text:p>12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9">
            <text:p>209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8" office:value-type="float" office:value="127">
            <text:p>127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40">
            <text:p>40</text:p>
          </table:table-cell>
          <table:table-cell table:style-name="ce8"/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0">
            <text:p>220</text:p>
          </table:table-cell>
          <table:table-cell table:style-name="ce2" table:number-columns-repeated="2"/>
          <table:table-cell table:style-name="ce2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8" office:value-type="float" office:value="129">
            <text:p>129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7">
            <text:p>247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0">
            <text:p>13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1">
            <text:p>13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2">
            <text:p>13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33">
            <text:p>133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 table:number-columns-repeated="2"/>
          <table:table-cell table:style-name="ce17" office:value-type="string">
            <text:p>No termina de arrancar el clonezilla (probar a clonar disco como el R92)</text:p>
          </table:table-cell>
          <table:table-cell table:style-name="ce17" office:value-type="string">
            <text:p>CITIC</text:p>
          </table:table-cell>
          <table:table-cell table:number-columns-repeated="1016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2">
            <text:p>202</text:p>
          </table:table-cell>
          <table:table-cell table:style-name="ce2" table:number-columns-repeated="2"/>
          <table:table-cell table:style-name="ce2" office:value-type="string">
            <text:p>Fuera de la ugr?? Sera creo que lo recogiste tú</text:p>
          </table:table-cell>
          <table:table-cell table:number-columns-repeated="1016"/>
        </table:table-row>
        <table:table-row table:style-name="ro2">
          <table:table-cell table:style-name="ce3" office:value-type="float" office:value="135">
            <text:p>13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36">
            <text:p>13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6">
            <text:p>236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37">
            <text:p>13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6" office:value-type="float" office:value="138">
            <text:p>138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, en uso</text:p>
          </table:table-cell>
          <table:table-cell table:style-name="ce6" office:value-type="string">
            <text:p>Listo</text:p>
          </table:table-cell>
          <table:table-cell table:style-name="ce6" office:value-type="float" office:value="218">
            <text:p>218</text:p>
          </table:table-cell>
          <table:table-cell table:style-name="ce6" table:number-columns-repeated="2"/>
          <table:table-cell table:style-name="ce6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39">
            <text:p>139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5">
            <text:p>235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40">
            <text:p>140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6">
            <text:p>246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1">
            <text:p>14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42">
            <text:p>14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<text:s/></text:p>
          </table:table-cell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3">
            <text:p>14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4">
            <text:p>14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45">
            <text:p>14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7">
            <text:p>237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Fuera de la ugr</text:p>
          </table:table-cell>
          <table:table-cell table:number-columns-repeated="1016"/>
        </table:table-row>
        <table:table-row table:style-name="ro2">
          <table:table-cell table:style-name="ce5" office:value-type="float" office:value="146">
            <text:p>14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7">
            <text:p>14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8">
            <text:p>14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149">
            <text:p>149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8" office:value-type="float" office:value="152">
            <text:p>15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8">
            <text:p>238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5" office:value-type="float" office:value="154">
            <text:p>15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Complejo Administrativo Triunfo</text:p>
          </table:table-cell>
          <table:table-cell table:number-columns-repeated="1016"/>
        </table:table-row>
        <table:table-row table:style-name="ro2">
          <table:table-cell table:style-name="ce6" office:value-type="float" office:value="155">
            <text:p>155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66">
            <text:p>266</text:p>
          </table:table-cell>
          <table:table-cell table:style-name="ce6" table:number-columns-repeated="2"/>
          <table:table-cell table:style-name="ce6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5" office:value-type="float" office:value="156">
            <text:p>15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157">
            <text:p>15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2">
            <text:p>23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5">
            <text:p>6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0" office:value-type="float" office:value="163">
            <text:p>163</text:p>
          </table:table-cell>
          <table:table-cell table:style-name="ce10" office:value-type="string">
            <text:p>Portátil</text:p>
          </table:table-cell>
          <table:table-cell table:style-name="ce10" office:value-type="string">
            <text:p>Oficina</text:p>
          </table:table-cell>
          <table:table-cell table:style-name="ce10" office:value-type="string">
            <text:p>Listo</text:p>
          </table:table-cell>
          <table:table-cell table:style-name="ce10" office:value-type="float" office:value="309">
            <text:p>309</text:p>
          </table:table-cell>
          <table:table-cell table:style-name="ce10"/>
          <table:table-cell table:style-name="ce10" office:value-type="string">
            <text:p>Toshiba Satellite Pro (tiene Lubuntu instalado)</text:p>
          </table:table-cell>
          <table:table-cell table:style-name="ce10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3" office:value-type="float" office:value="164">
            <text:p>16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65">
            <text:p>16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66">
            <text:p>16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67">
            <text:p>167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palacio la madraza</text:p>
          </table:table-cell>
          <table:table-cell table:number-columns-repeated="1016"/>
        </table:table-row>
        <table:table-row table:style-name="ro2">
          <table:table-cell table:style-name="ce3" office:value-type="float" office:value="168">
            <text:p>1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169">
            <text:p>1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170">
            <text:p>17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71">
            <text:p>17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234">
            <text:p>234</text:p>
          </table:table-cell>
          <table:table-cell table:style-name="ce4"/>
          <table:table-cell table:style-name="ce4" office:value-type="string">
            <text:p>Granja3</text:p>
          </table:table-cell>
          <table:table-cell table:style-name="ce4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3">
            <text:p>17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2">
            <text:p>242</text:p>
          </table:table-cell>
          <table:table-cell table:style-name="ce8"/>
          <table:table-cell table:style-name="ce8" office:value-type="string">
            <text:p>Granja4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4">
            <text:p>174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1">
            <text:p>241</text:p>
          </table:table-cell>
          <table:table-cell table:style-name="ce8"/>
          <table:table-cell table:style-name="ce8" office:value-type="string">
            <text:p>Granja1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5">
            <text:p>17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3">
            <text:p>243</text:p>
          </table:table-cell>
          <table:table-cell table:style-name="ce8"/>
          <table:table-cell table:style-name="ce8" office:value-type="string">
            <text:p>Granja2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5" office:value-type="float" office:value="176">
            <text:p>17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Impresora A3</text:p>
          </table:table-cell>
          <table:table-cell table:style-name="ce12" office:value-type="string">
            <text:p>Parque Tecnológico de la Salud - Edificio BIC</text:p>
          </table:table-cell>
          <table:table-cell table:number-columns-repeated="1016"/>
        </table:table-row>
        <table:table-row table:style-name="ro2">
          <table:table-cell table:style-name="ce10" office:value-type="float" office:value="177">
            <text:p>177</text:p>
          </table:table-cell>
          <table:table-cell table:style-name="ce19" office:value-type="string">
            <text:p>Proyector</text:p>
          </table:table-cell>
          <table:table-cell table:style-name="ce19" office:value-type="string">
            <text:p>Oficina</text:p>
          </table:table-cell>
          <table:table-cell table:style-name="ce19" office:value-type="string">
            <text:p>listo</text:p>
          </table:table-cell>
          <table:table-cell table:style-name="ce19" office:value-type="float" office:value="299">
            <text:p>299</text:p>
          </table:table-cell>
          <table:table-cell table:style-name="ce19" table:number-columns-repeated="2"/>
          <table:table-cell table:style-name="ce19" office:value-type="string">
            <text:p>¿de donde fue?</text:p>
          </table:table-cell>
          <table:table-cell table:number-columns-repeated="1016"/>
        </table:table-row>
        <table:table-row table:style-name="ro2">
          <table:table-cell table:style-name="ce3" office:value-type="float" office:value="178">
            <text:p>17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3" office:value-type="float" office:value="179">
            <text:p>17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3" office:value-type="float" office:value="180">
            <text:p>18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5" office:value-type="float" office:value="181">
            <text:p>1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8" office:value-type="float" office:value="182">
            <text:p>18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9">
            <text:p>239</text:p>
          </table:table-cell>
          <table:table-cell table:style-name="ce8" table:number-columns-repeated="2"/>
          <table:table-cell table:style-name="ce8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3">
            <text:p>18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4">
            <text:p>18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5">
            <text:p>18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8" office:value-type="float" office:value="186">
            <text:p>18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4">
            <text:p>244</text:p>
          </table:table-cell>
          <table:table-cell table:style-name="ce8" table:number-columns-repeated="2"/>
          <table:table-cell table:style-name="ce8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7">
            <text:p>18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5" office:value-type="float" office:value="189">
            <text:p>18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GAS</text:p>
          </table:table-cell>
          <table:table-cell table:number-columns-repeated="1016"/>
        </table:table-row>
        <table:table-row table:style-name="ro2">
          <table:table-cell table:style-name="ce3" office:value-type="float" office:value="190">
            <text:p>19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3" office:value-type="float" office:value="191">
            <text:p>19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8" office:value-type="float" office:value="192">
            <text:p>19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0">
            <text:p>240</text:p>
          </table:table-cell>
          <table:table-cell table:style-name="ce8" table:number-columns-repeated="2"/>
          <table:table-cell table:style-name="ce8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3" office:value-type="float" office:value="193">
            <text:p>19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3" office:value-type="float" office:value="194">
            <text:p>19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8" office:value-type="float" office:value="195">
            <text:p>19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2">
            <text:p>252</text:p>
          </table:table-cell>
          <table:table-cell table:style-name="ce8" table:number-columns-repeated="2"/>
          <table:table-cell table:style-name="ce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8" office:value-type="float" office:value="196">
            <text:p>19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40">
            <text:p>40</text:p>
          </table:table-cell>
          <table:table-cell table:style-name="ce8"/>
          <table:table-cell table:style-name="ce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7">
            <text:p>197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 table:number-columns-repeated="3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8">
            <text:p>198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 table:number-columns-repeated="3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9">
            <text:p>199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 table:number-columns-repeated="3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8" office:value-type="float" office:value="201">
            <text:p>201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80">
            <text:p>80</text:p>
          </table:table-cell>
          <table:table-cell table:style-name="ce8"/>
          <table:table-cell table:style-name="ce8" office:value-type="string">
            <text:p>Pablo</text:p>
          </table:table-cell>
          <table:table-cell table:number-columns-repeated="1016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251">
            <text:p>251</text:p>
          </table:table-cell>
          <table:table-cell table:style-name="ce4"/>
          <table:table-cell table:style-name="ce4" office:value-type="string">
            <text:p>HP PSC 1610 All-in-One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style-name="ce2" office:value-type="string">
            <text:p>Brother <text:s/>HL2070N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Epson AcuLaser C900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0">
            <text:p>260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06">
            <text:p>206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58">
            <text:p>258</text:p>
          </table:table-cell>
          <table:table-cell table:style-name="ce6" table:number-columns-repeated="2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3">
            <text:p>263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12">
            <text:p>21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13">
            <text:p>21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1">
            <text:p>271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14">
            <text:p>214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5">
            <text:p>21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261">
            <text:p>261</text:p>
          </table:table-cell>
          <table:table-cell table:style-name="ce3" office:value-type="float" office:value="80">
            <text:p>80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16">
            <text:p>21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0">
            <text:p>20</text:p>
          </table:table-cell>
          <table:table-cell table:style-name="ce8"/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9">
            <text:p>219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0">
            <text:p>220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59">
            <text:p>259</text:p>
          </table:table-cell>
          <table:table-cell table:style-name="ce6" table:number-columns-repeated="2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Listo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250">
            <text:p>250</text:p>
          </table:table-cell>
          <table:table-cell table:style-name="ce4" office:value-type="string">
            <text:p>Servidor de Redmine</text:p>
          </table:table-cell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2">
            <text:p>222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4">
            <text:p>274</text:p>
          </table:table-cell>
          <table:table-cell table:style-name="ce6" table:number-columns-repeated="2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3">
            <text:p>22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4">
            <text:p>224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5">
            <text:p>225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6">
            <text:p>226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Plus</text:p>
          </table:table-cell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7">
            <text:p>227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8">
            <text:p>22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9">
            <text:p>22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table:number-columns-repeated="2"/>
          <table:table-cell table:style-name="ce6" office:value-type="string">
            <text:p>Para Gcubo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0">
            <text:p>230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1">
            <text:p>231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2">
            <text:p>232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3">
            <text:p>23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4">
            <text:p>23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35">
            <text:p>23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5">
            <text:p>255</text:p>
          </table:table-cell>
          <table:table-cell table:style-name="ce8" table:number-columns-repeated="2"/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6">
            <text:p>23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37">
            <text:p>237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5">
            <text:p>275</text:p>
          </table:table-cell>
          <table:table-cell table:style-name="ce6" table:number-columns-repeated="2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69">
            <text:p>269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9">
            <text:p>23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0">
            <text:p>2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1">
            <text:p>2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2">
            <text:p>24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43">
            <text:p>24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6">
            <text:p>276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45">
            <text:p>24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80">
            <text:p>80</text:p>
          </table:table-cell>
          <table:table-cell table:style-name="ce8"/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6">
            <text:p>24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5">
            <text:p>265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8">
            <text:p>24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9">
            <text:p>24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7">
            <text:p>267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float" office:value="251">
            <text:p>25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68">
            <text:p>26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5" office:value-type="float" office:value="252">
            <text:p>25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Matemáticas UGR - IEMATH</text:p>
          </table:table-cell>
          <table:table-cell table:number-columns-repeated="1016"/>
        </table:table-row>
        <table:table-row table:style-name="ro2">
          <table:table-cell table:style-name="ce5" office:value-type="float" office:value="253">
            <text:p>25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Canon Fax L300</text:p>
          </table:table-cell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54">
            <text:p>254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9">
            <text:p>279</text:p>
          </table:table-cell>
          <table:table-cell table:style-name="ce6"/>
          <table:table-cell table:style-name="ce6" office:value-type="string">
            <text:p>3M</text:p>
          </table:table-cell>
          <table:table-cell table:style-name="ce6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5">
            <text:p>25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Lexmark E-210</text:p>
          </table:table-cell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6">
            <text:p>256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Toshiba TDP S80</text:p>
          </table:table-cell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8">
            <text:p>278</text:p>
          </table:table-cell>
          <table:table-cell table:style-name="ce2"/>
          <table:table-cell table:style-name="ce2" office:value-type="string">
            <text:p>3M</text:p>
          </table:table-cell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58">
            <text:p>258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Toshiba TDP S8</text:p>
          </table:table-cell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9">
            <text:p>25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5440</text:p>
          </table:table-cell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TM Extended</text:p>
          </table:table-cell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77">
            <text:p>277</text:p>
          </table:table-cell>
          <table:table-cell table:style-name="ce2"/>
          <table:table-cell table:style-name="ce2" office:value-type="string">
            <text:p>3M</text:p>
          </table:table-cell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62">
            <text:p>262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0">
            <text:p>280</text:p>
          </table:table-cell>
          <table:table-cell table:style-name="ce6" table:number-columns-repeated="2"/>
          <table:table-cell table:style-name="ce6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3">
            <text:p>26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4">
            <text:p>26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5">
            <text:p>26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7" office:value-type="float" office:value="266">
            <text:p>266</text:p>
          </table:table-cell>
          <table:table-cell table:style-name="ce17" office:value-type="string">
            <text:p>Pc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Reciclando</text:p>
          </table:table-cell>
          <table:table-cell table:style-name="ce17" table:number-columns-repeated="3"/>
          <table:table-cell table:style-name="ce17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7">
            <text:p>26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8">
            <text:p>26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69">
            <text:p>269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3">
            <text:p>283</text:p>
          </table:table-cell>
          <table:table-cell table:style-name="ce6" office:value-type="float" office:value="80">
            <text:p>80</text:p>
          </table:table-cell>
          <table:table-cell table:style-name="ce6"/>
          <table:table-cell table:style-name="ce6" office:value-type="string">
            <text:p>¿?</text:p>
          </table:table-cell>
          <table:table-cell table:number-columns-repeated="1016"/>
        </table:table-row>
        <table:table-row table:style-name="ro2">
          <table:table-cell table:style-name="ce5" office:value-type="float" office:value="270">
            <text:p>27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71">
            <text:p>27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272">
            <text:p>27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3" office:value-type="float" office:value="273">
            <text:p>273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3" office:value-type="float" office:value="274">
            <text:p>27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5" office:value-type="float" office:value="275">
            <text:p>27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Renato</text:p>
          </table:table-cell>
          <table:table-cell table:number-columns-repeated="1016"/>
        </table:table-row>
        <table:table-row table:style-name="ro2">
          <table:table-cell table:style-name="ce6" office:value-type="float" office:value="276">
            <text:p>27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1">
            <text:p>281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Devueltos por Ecosfron de la 3ª Campaña</text:p>
          </table:table-cell>
          <table:table-cell table:number-columns-repeated="1016"/>
        </table:table-row>
        <table:table-row table:style-name="ro2">
          <table:table-cell table:style-name="ce6" office:value-type="float" office:value="277">
            <text:p>277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2">
            <text:p>282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Devueltos por Ecosfron de la 3ª Campaña</text:p>
          </table:table-cell>
          <table:table-cell table:number-columns-repeated="1016"/>
        </table:table-row>
        <table:table-row table:style-name="ro2">
          <table:table-cell table:style-name="ce5" office:value-type="float" office:value="278">
            <text:p>27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79">
            <text:p>27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0">
            <text:p>28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1">
            <text:p>28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2">
            <text:p>28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3">
            <text:p>28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4">
            <text:p>28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5">
            <text:p>2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6">
            <text:p>2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7">
            <text:p>28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8">
            <text:p>28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3">
          <table:table-cell table:style-name="ce5" office:value-type="float" office:value="289">
            <text:p>289</text:p>
          </table:table-cell>
          <table:table-cell table:style-name="ce12" office:value-type="string">
            <text:p>Impresora/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0">
            <text:p>290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1">
            <text:p>291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2">
            <text:p>292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3">
            <text:p>293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4">
            <text:p>29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5">
            <text:p>29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6">
            <text:p>29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7">
            <text:p>297</text:p>
          </table:table-cell>
          <table:table-cell table:style-name="ce12" office:value-type="string">
            <text:p>Escá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298">
            <text:p>29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9">
            <text:p>29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0">
            <text:p>30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xterna UGR - Pablo Hinojosa</text:p>
          </table:table-cell>
          <table:table-cell table:number-columns-repeated="1016"/>
        </table:table-row>
        <table:table-row table:style-name="ro2">
          <table:table-cell table:style-name="ce5" office:value-type="float" office:value="301">
            <text:p>30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2">
            <text:p>30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3">
            <text:p>30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4">
            <text:p>30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5">
            <text:p>30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6">
            <text:p>30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7">
            <text:p>30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8">
            <text:p>30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9">
            <text:p>30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7" office:value-type="float" office:value="310">
            <text:p>310</text:p>
          </table:table-cell>
          <table:table-cell table:style-name="ce17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17" office:value-type="string">
            <text:p>Listo</text:p>
          </table:table-cell>
          <table:table-cell table:style-name="ce17" office:value-type="float" office:value="293">
            <text:p>293</text:p>
          </table:table-cell>
          <table:table-cell table:style-name="ce17" office:value-type="float" office:value="40">
            <text:p>40</text:p>
          </table:table-cell>
          <table:table-cell table:style-name="ce17"/>
          <table:table-cell table:style-name="ce17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1">
            <text:p>31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2">
            <text:p>31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3">
            <text:p>313</text:p>
          </table:table-cell>
          <table:table-cell table:style-name="ce12" office:value-type="string">
            <text:p>Impreos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4">
            <text:p>31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5">
            <text:p>31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6">
            <text:p>31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7">
            <text:p>317</text:p>
          </table:table-cell>
          <table:table-cell table:style-name="ce12" office:value-type="string">
            <text:p>Escá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8">
            <text:p>31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Dpto Estadística - Despacho Nuria Rico Castro</text:p>
          </table:table-cell>
          <table:table-cell table:number-columns-repeated="1016"/>
        </table:table-row>
        <table:table-row table:style-name="ro2">
          <table:table-cell table:style-name="ce5" office:value-type="float" office:value="319">
            <text:p>31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0">
            <text:p>32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1">
            <text:p>32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2">
            <text:p>32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3">
            <text:p>32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24">
            <text:p>32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25">
            <text:p>325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3">
          <table:table-cell table:style-name="ce6" office:value-type="float" office:value="326">
            <text:p>32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5">
            <text:p>285</text:p>
          </table:table-cell>
          <table:table-cell table:style-name="ce6" table:number-columns-repeated="2"/>
          <table:table-cell table:style-name="ce6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7">
            <text:p>32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8">
            <text:p>3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9">
            <text:p>32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30">
            <text:p>330</text:p>
          </table:table-cell>
          <table:table-cell table:style-name="ce12" office:value-type="string">
            <text:p>Portá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31">
            <text:p>33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2">
            <text:p>332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6" office:value-type="float" office:value="333">
            <text:p>33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4">
            <text:p>28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5" office:value-type="float" office:value="334">
            <text:p>334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5">
            <text:p>335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6">
            <text:p>336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7">
            <text:p>337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8">
            <text:p>338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9">
            <text:p>339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40">
            <text:p>34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1">
            <text:p>34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2">
            <text:p>34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3">
            <text:p>34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4">
            <text:p>34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5">
            <text:p>34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346">
            <text:p>34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6">
            <text:p>286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7">
            <text:p>34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8">
            <text:p>34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9">
            <text:p>34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50">
            <text:p>35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51">
            <text:p>35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352">
            <text:p>35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353">
            <text:p>35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354">
            <text:p>35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6" office:value-type="float" office:value="355">
            <text:p>355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6" office:value-type="float" office:value="356">
            <text:p>356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Falta logo osl en el grub y fondo pantalla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7">
            <text:p>357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9">
            <text:p>289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Listo de imágenes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8">
            <text:p>358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1">
            <text:p>291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Falta logo osl en el grub y fondo pantalla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9">
            <text:p>359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Falta logo osl en el grub y fondo pantalla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60">
            <text:p>360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2">
            <text:p>302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1">
            <text:p>361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1">
            <text:p>301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2">
            <text:p>362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3">
            <text:p>303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3">
            <text:p>363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6">
            <text:p>306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4">
            <text:p>364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achado</text:p>
          </table:table-cell>
          <table:table-cell table:style-name="ce11" table:number-columns-repeated="2"/>
          <table:table-cell table:style-name="ce11" office:value-type="string">
            <text:p>No funciona la lampara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5">
            <text:p>365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0">
            <text:p>300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6">
            <text:p>366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achado</text:p>
          </table:table-cell>
          <table:table-cell table:style-name="ce11" table:number-columns-repeated="2"/>
          <table:table-cell table:style-name="ce11" office:value-type="string">
            <text:p>No funciona la lampara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7">
            <text:p>367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echado</text:p>
          </table:table-cell>
          <table:table-cell table:style-name="ce11" table:number-columns-repeated="2"/>
          <table:table-cell table:style-name="ce11" office:value-type="string">
            <text:p>No funciona la lampara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8">
            <text:p>368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4">
            <text:p>304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9">
            <text:p>36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5">
            <text:p>305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0">
            <text:p>37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1">
            <text:p>37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2">
            <text:p>37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3">
            <text:p>37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4">
            <text:p>37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5">
            <text:p>37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6">
            <text:p>37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7">
            <text:p>37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8">
            <text:p>37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9">
            <text:p>37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0">
            <text:p>38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1">
            <text:p>38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2">
            <text:p>38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3">
            <text:p>38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4">
            <text:p>38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5">
            <text:p>38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6">
            <text:p>38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7">
            <text:p>38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8">
            <text:p>38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9">
            <text:p>38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0">
            <text:p>39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1">
            <text:p>39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2">
            <text:p>39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3">
            <text:p>39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4">
            <text:p>39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5">
            <text:p>39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6">
            <text:p>39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7">
            <text:p>39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8">
            <text:p>39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9">
            <text:p>39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0">
            <text:p>400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40">
            <text:p>40</text:p>
          </table:table-cell>
          <table:table-cell table:style-name="ce13"/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1">
            <text:p>40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2">
            <text:p>40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3">
            <text:p>40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4">
            <text:p>40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5">
            <text:p>40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6">
            <text:p>406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120">
            <text:p>120</text:p>
          </table:table-cell>
          <table:table-cell table:style-name="ce13"/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7">
            <text:p>40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8">
            <text:p>408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5">
            <text:p>295</text:p>
          </table:table-cell>
          <table:table-cell table:style-name="ce13" office:value-type="float" office:value="40">
            <text:p>40</text:p>
          </table:table-cell>
          <table:table-cell table:style-name="ce13"/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9">
            <text:p>40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0">
            <text:p>41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1">
            <text:p>41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2">
            <text:p>41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3">
            <text:p>41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4">
            <text:p>41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5">
            <text:p>41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6">
            <text:p>41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7">
            <text:p>41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18">
            <text:p>418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8">
            <text:p>308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19">
            <text:p>41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7">
            <text:p>307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0">
            <text:p>42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1">
            <text:p>42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2">
            <text:p>42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3">
            <text:p>42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24">
            <text:p>424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6">
            <text:p>296</text:p>
          </table:table-cell>
          <table:table-cell table:style-name="ce13" office:value-type="float" office:value="40">
            <text:p>40</text:p>
          </table:table-cell>
          <table:table-cell table:style-name="ce13"/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5">
            <text:p>42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6">
            <text:p>42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7">
            <text:p>42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8">
            <text:p>42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9">
            <text:p>42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30">
            <text:p>430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160">
            <text:p>160</text:p>
          </table:table-cell>
          <table:table-cell table:style-name="ce6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1">
            <text:p>43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2">
            <text:p>43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3">
            <text:p>43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4">
            <text:p>43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5">
            <text:p>43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6">
            <text:p>43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7">
            <text:p>43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Archivo</text:p>
          </table:table-cell>
          <table:table-cell table:number-columns-repeated="1016"/>
        </table:table-row>
        <table:table-row table:style-name="ro2">
          <table:table-cell table:style-name="ce5" office:value-type="float" office:value="438">
            <text:p>43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Archivo</text:p>
          </table:table-cell>
          <table:table-cell table:number-columns-repeated="1016"/>
        </table:table-row>
        <table:table-row table:style-name="ro2">
          <table:table-cell table:style-name="ce5" office:value-type="float" office:value="439">
            <text:p>439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0">
            <text:p>4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1">
            <text:p>4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2">
            <text:p>44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3">
            <text:p>44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4">
            <text:p>44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6" office:value-type="float" office:value="445">
            <text:p>445</text:p>
          </table:table-cell>
          <table:table-cell table:style-name="ce6" office:value-type="string">
            <text:p>Sobremes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/>
          <table:table-cell table:style-name="ce6" office:value-type="float" office:value="80">
            <text:p>80</text:p>
          </table:table-cell>
          <table:table-cell table:style-name="ce6"/>
          <table:table-cell table:style-name="ce6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6">
            <text:p>44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7">
            <text:p>44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8">
            <text:p>448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9">
            <text:p>44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Vicerectorado Ordenación Académica</text:p>
          </table:table-cell>
          <table:table-cell table:number-columns-repeated="1016"/>
        </table:table-row>
        <table:table-row table:style-name="ro2">
          <table:table-cell table:style-name="ce5" office:value-type="float" office:value="450">
            <text:p>45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Vicerectorado Ordenación Académica</text:p>
          </table:table-cell>
          <table:table-cell table:number-columns-repeated="1016"/>
        </table:table-row>
        <table:table-row table:style-name="ro2">
          <table:table-cell table:style-name="ce5" office:value-type="float" office:value="451">
            <text:p>45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2">
            <text:p>45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3">
            <text:p>45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5"/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4">
            <text:p>45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5">
            <text:p>45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6">
            <text:p>45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7">
            <text:p>45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8">
            <text:p>458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9">
            <text:p>45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0">
            <text:p>46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1">
            <text:p>46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2">
            <text:p>46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3">
            <text:p>46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4">
            <text:p>46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5">
            <text:p>46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6">
            <text:p>46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7">
            <text:p>46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8">
            <text:p>468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9">
            <text:p>46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0">
            <text:p>47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1">
            <text:p>47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2">
            <text:p>47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3">
            <text:p>47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4">
            <text:p>47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5">
            <text:p>47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6">
            <text:p>47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7">
            <text:p>47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12" office:value-type="string">
            <text:p>Tac-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 office:value-type="float" office:value="478">
            <text:p>47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Cicode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79">
            <text:p>47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Cicode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0">
            <text:p>48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Cicode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1">
            <text:p>4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Cicode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2">
            <text:p>48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3">
            <text:p>48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4">
            <text:p>48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5">
            <text:p>48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6">
            <text:p>48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7">
            <text:p>48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8">
            <text:p>48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Filossofía y letra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9">
            <text:p>489</text:p>
          </table:table-cell>
          <table:table-cell table:style-name="ce12" office:value-type="string">
            <text:p>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Filossofía y letra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0">
            <text:p>490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1">
            <text:p>491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2">
            <text:p>49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Filossofía y letra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3">
            <text:p>49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4">
            <text:p>494</text:p>
          </table:table-cell>
          <table:table-cell table:style-name="ce12" office:value-type="string">
            <text:p>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5">
            <text:p>49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Secretaria General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6">
            <text:p>49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Secretaria General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7">
            <text:p>49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Secretaria General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8">
            <text:p>49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9">
            <text:p>49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0">
            <text:p>50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1">
            <text:p>50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2">
            <text:p>50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3">
            <text:p>50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4">
            <text:p>50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5">
            <text:p>50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06">
            <text:p>50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07">
            <text:p>50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08">
            <text:p>50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09">
            <text:p>50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0">
            <text:p>51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1">
            <text:p>51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2">
            <text:p>51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3">
            <text:p>51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4">
            <text:p>514</text:p>
          </table:table-cell>
          <table:table-cell table:style-name="ce12" office:value-type="string">
            <text:p>Fax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5">
            <text:p>51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16">
            <text:p>51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17">
            <text:p>51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18">
            <text:p>51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19">
            <text:p>51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0">
            <text:p>52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1">
            <text:p>52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2">
            <text:p>52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3">
            <text:p>52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4">
            <text:p>52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5">
            <text:p>52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6">
            <text:p>52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7">
            <text:p>52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8">
            <text:p>5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9">
            <text:p>52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0">
            <text:p>53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1">
            <text:p>53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2">
            <text:p>53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3">
            <text:p>53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4">
            <text:p>53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5">
            <text:p>53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6">
            <text:p>53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7">
            <text:p>53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8">
            <text:p>538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9">
            <text:p>539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0">
            <text:p>540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1">
            <text:p>541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2">
            <text:p>542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3">
            <text:p>543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4">
            <text:p>544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5">
            <text:p>545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6">
            <text:p>546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7">
            <text:p>547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8">
            <text:p>548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9">
            <text:p>549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0">
            <text:p>550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1">
            <text:p>551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2">
            <text:p>552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3">
            <text:p>553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4">
            <text:p>554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5">
            <text:p>555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6">
            <text:p>556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7">
            <text:p>557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8">
            <text:p>558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9">
            <text:p>55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0">
            <text:p>56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1">
            <text:p>56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2">
            <text:p>562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3">
            <text:p>563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4">
            <text:p>564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5">
            <text:p>565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6">
            <text:p>56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67">
            <text:p>56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68">
            <text:p>56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69">
            <text:p>56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3" office:value-type="float" office:value="570">
            <text:p>570</text:p>
          </table:table-cell>
          <table:table-cell table:style-name="ce13" office:value-type="string">
            <text:p>Pc</text:p>
          </table:table-cell>
          <table:table-cell table:style-name="ce13" office:value-type="string">
            <text:p>Oficina Manu</text:p>
          </table:table-cell>
          <table:table-cell table:style-name="ce13"/>
          <table:table-cell table:style-name="ce13" office:value-type="float" office:value="312">
            <text:p>312</text:p>
          </table:table-cell>
          <table:table-cell table:style-name="ce13"/>
          <table:table-cell table:style-name="ce13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71">
            <text:p>571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72">
            <text:p>572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73">
            <text:p>573</text:p>
          </table:table-cell>
          <table:table-cell table:style-name="ce12" office:value-type="string">
            <text:p>Fax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74">
            <text:p>57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4" office:value-type="float" office:value="575">
            <text:p>575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Oficina</text:p>
          </table:table-cell>
          <table:table-cell table:style-name="ce14" office:value-type="string">
            <text:p>Desechado</text:p>
          </table:table-cell>
          <table:table-cell table:style-name="ce14" table:number-columns-repeated="2"/>
          <table:table-cell table:style-name="ce14" office:value-type="string">
            <text:p>Hospital Real Rector</text:p>
          </table:table-cell>
          <table:table-cell table:number-columns-repeated="1017"/>
        </table:table-row>
        <table:table-row table:style-name="ro2">
          <table:table-cell table:style-name="ce12" office:value-type="float" office:value="576">
            <text:p>57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77">
            <text:p>57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78">
            <text:p>57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79">
            <text:p>57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0">
            <text:p>58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1">
            <text:p>5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2">
            <text:p>58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3">
            <text:p>58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4">
            <text:p>58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5">
            <text:p>5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6">
            <text:p>5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7">
            <text:p>58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8">
            <text:p>58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9">
            <text:p>58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0">
            <text:p>59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1">
            <text:p>59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2">
            <text:p>59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3">
            <text:p>59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4">
            <text:p>59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5">
            <text:p>595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6">
            <text:p>59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4" table:number-rows-repeated="10479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terial a reciclar " table:style-name="ta1"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number-columns-repeated="246" table:default-cell-style-name="Default"/>
        <table:table-row table:style-name="ro5">
          <table:table-cell table:style-name="ce22"/>
          <table:table-cell table:number-columns-repeated="2"/>
          <table:table-cell table:style-name="ce1" office:value-type="string">
            <text:p>Rnº</text:p>
          </table:table-cell>
          <table:table-cell table:style-name="ce33" office:value-type="string">
            <text:p>Tipo</text:p>
          </table:table-cell>
          <table:table-cell table:style-name="ce33" office:value-type="string">
            <text:p>Localización</text:p>
          </table:table-cell>
          <table:table-cell table:style-name="ce33" office:value-type="string">
            <office:annotation draw:style-name="gr1" draw:text-style-name="P1" svg:width="3.387cm" svg:height="17.211cm" svg:x="25.224cm" svg:y="0.026cm" draw:caption-point-x="-9.589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37" office:value-type="string">
            <text:p>Número catálogo si está listo</text:p>
          </table:table-cell>
          <table:table-cell table:style-name="ce33" office:value-type="string">
            <text:p>Notas</text:p>
          </table:table-cell>
          <table:table-cell table:style-name="ce33" office:value-type="string">
            <text:p>Procedenci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5">
            <text:p>1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9">
            <text:p>2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">
            <text:p>33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">
            <text:p>34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LaserJet 1320</text:p>
          </table:table-cell>
          <table:table-cell table:style-name="ce26" office:value-type="string">
            <text:p>CENTRO DE ACTIVIDADES DEPORTIV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5">
            <text:p>3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DeskJet 5440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">
            <text:p>3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Acer ScanPrisa 640U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0">
            <text:p>4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Acer ScanPrisa 640U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">
            <text:p>4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Deskjet 3325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3">
            <text:p>4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LaserJet 2100TN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">
            <text:p>5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Deskjet 660C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">
            <text:p>5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Deskjet 840C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9">
            <text:p>5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Epson Stylus Color 800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85">
            <text:p>8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Deskjet 3325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86">
            <text:p>8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OKI C3500</text:p>
          </table:table-cell>
          <table:table-cell table:style-name="ce26" office:value-type="string">
            <text:p>Colegio Mayor Isabel la catól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89">
            <text:p>89</text:p>
          </table:table-cell>
          <table:table-cell table:style-name="ce26" office:value-type="string">
            <text:p>Portatil</text:p>
          </table:table-cell>
          <table:table-cell table:style-name="ce26" office:value-type="string">
            <text:p>Oficina</text:p>
          </table:table-cell>
          <table:table-cell table:style-name="ce34"/>
          <table:table-cell table:style-name="ce26"/>
          <table:table-cell table:style-name="ce26" office:value-type="string">
            <text:p>Epson Stylus 580 - Inyectores obturados</text:p>
          </table:table-cell>
          <table:table-cell table:style-name="ce26" office:value-type="string">
            <text:p>Fuera UGR - Mardiga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91">
            <text:p>9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LaserJet 6L</text:p>
          </table:table-cell>
          <table:table-cell table:style-name="ce26" office:value-type="string">
            <text:p>¿?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13">
            <text:p>11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Empresarial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46">
            <text:p>14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48">
            <text:p>14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TSIE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54">
            <text:p>15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56">
            <text:p>15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65">
            <text:p>16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71">
            <text:p>17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Complejo Administrativo Triunf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76">
            <text:p>17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78">
            <text:p>17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omunicación y document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81">
            <text:p>18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97">
            <text:p>19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Impresora A3</text:p>
          </table:table-cell>
          <table:table-cell table:style-name="ce26" office:value-type="string">
            <text:p>Parque Tecnológico de la Salud - Edificio BIC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98">
            <text:p>19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uera UGR - Álvaro Hurtad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199">
            <text:p>19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uera UGR - Álvaro Hurtad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09">
            <text:p>209</text:p>
          </table:table-cell>
          <table:table-cell table:style-name="ce26" office:value-type="string">
            <text:p>Proyecto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30">
            <text:p>230</text:p>
          </table:table-cell>
          <table:table-cell table:style-name="ce26" office:value-type="string">
            <text:p>Proyecto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31">
            <text:p>231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32">
            <text:p>232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CENTRO DE ACTIVIDADES DEPORTIVASº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33">
            <text:p>23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36">
            <text:p>23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40">
            <text:p>24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41">
            <text:p>24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42">
            <text:p>24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47">
            <text:p>24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48">
            <text:p>24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52">
            <text:p>25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53">
            <text:p>25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55">
            <text:p>25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59">
            <text:p>25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Matemáticas UGR - IEMATH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63">
            <text:p>26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Canon Fax L300</text:p>
          </table:table-cell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64">
            <text:p>26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Lexmark E-210</text:p>
          </table:table-cell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65">
            <text:p>26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/>
          <table:table-cell table:style-name="ce26" office:value-type="string">
            <text:p>Hp Deskjet 5440</text:p>
          </table:table-cell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66">
            <text:p>26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68">
            <text:p>26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70">
            <text:p>27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71">
            <text:p>27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72">
            <text:p>27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4"/>
          <table:table-cell table:style-name="ce27"/>
          <table:table-cell table:style-name="ce30" office:value-type="string">
            <text:p>R</text:p>
          </table:table-cell>
          <table:table-cell table:style-name="ce27" office:value-type="float" office:value="274">
            <text:p>274</text:p>
          </table:table-cell>
          <table:table-cell table:style-name="ce27" office:value-type="string">
            <text:p>Impresora</text:p>
          </table:table-cell>
          <table:table-cell table:style-name="ce27" office:value-type="string">
            <text:p>Almacén</text:p>
          </table:table-cell>
          <table:table-cell table:style-name="ce35" office:value-type="string">
            <text:p>Para tirar</text:p>
          </table:table-cell>
          <table:table-cell table:style-name="ce27" table:number-columns-repeated="2"/>
          <table:table-cell table:style-name="ce27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75">
            <text:p>27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78">
            <text:p>27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 office:value-type="string">
            <text:p>Apple</text:p>
          </table:table-cell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79">
            <text:p>27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 office:value-type="string">
            <text:p>Apple</text:p>
          </table:table-cell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80">
            <text:p>28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Renat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82">
            <text:p>28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83">
            <text:p>28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85">
            <text:p>28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86">
            <text:p>28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87">
            <text:p>28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88">
            <text:p>28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89">
            <text:p>28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90">
            <text:p>290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94">
            <text:p>29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95">
            <text:p>29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96">
            <text:p>29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97">
            <text:p>297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299">
            <text:p>29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01">
            <text:p>30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02">
            <text:p>30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03">
            <text:p>30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04">
            <text:p>30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05">
            <text:p>30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06">
            <text:p>30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07">
            <text:p>30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13">
            <text:p>31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14">
            <text:p>31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15">
            <text:p>31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16">
            <text:p>31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17">
            <text:p>317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18">
            <text:p>31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19">
            <text:p>31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20">
            <text:p>32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21">
            <text:p>32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pto Estadística - Despacho Nuria Rico Castr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22">
            <text:p>32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23">
            <text:p>32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24">
            <text:p>32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28">
            <text:p>32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29">
            <text:p>32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xterna UGR - Javier Funes Niet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1">
            <text:p>33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xterna UGR - Javier Funes Niet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2">
            <text:p>33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4">
            <text:p>33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5">
            <text:p>33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Bibliote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6">
            <text:p>33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7">
            <text:p>33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8">
            <text:p>33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39">
            <text:p>33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0">
            <text:p>34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4"/>
          <table:table-cell table:style-name="ce27"/>
          <table:table-cell table:style-name="ce30" office:value-type="string">
            <text:p>R</text:p>
          </table:table-cell>
          <table:table-cell table:style-name="ce27" office:value-type="float" office:value="341">
            <text:p>341</text:p>
          </table:table-cell>
          <table:table-cell table:style-name="ce27" office:value-type="string">
            <text:p>Impresora</text:p>
          </table:table-cell>
          <table:table-cell table:style-name="ce27" office:value-type="string">
            <text:p>Almacén</text:p>
          </table:table-cell>
          <table:table-cell table:style-name="ce35" office:value-type="string">
            <text:p>Para tirar</text:p>
          </table:table-cell>
          <table:table-cell table:style-name="ce27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2">
            <text:p>342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3">
            <text:p>34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4">
            <text:p>34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5">
            <text:p>34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7">
            <text:p>34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8">
            <text:p>34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49">
            <text:p>34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50">
            <text:p>35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51">
            <text:p>35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52">
            <text:p>35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54">
            <text:p>35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0">
            <text:p>37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1">
            <text:p>37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2">
            <text:p>37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3">
            <text:p>37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3">
            <text:p>37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4">
            <text:p>37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5">
            <text:p>37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5">
            <text:p>37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6">
            <text:p>37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7">
            <text:p>37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8">
            <text:p>37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79">
            <text:p>37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0">
            <text:p>38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1">
            <text:p>38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2">
            <text:p>38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3">
            <text:p>38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4">
            <text:p>38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5">
            <text:p>38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7">
            <text:p>38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7">
            <text:p>38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8">
            <text:p>38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89">
            <text:p>38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0">
            <text:p>39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1">
            <text:p>39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2">
            <text:p>39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3">
            <text:p>39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4">
            <text:p>39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5">
            <text:p>39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6">
            <text:p>39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7">
            <text:p>39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8">
            <text:p>39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399">
            <text:p>39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01">
            <text:p>40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02">
            <text:p>40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03">
            <text:p>40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04">
            <text:p>40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05">
            <text:p>40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07">
            <text:p>40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09">
            <text:p>40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0">
            <text:p>41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1">
            <text:p>41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2">
            <text:p>41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3">
            <text:p>41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4">
            <text:p>41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5">
            <text:p>41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6">
            <text:p>41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17">
            <text:p>41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0">
            <text:p>42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1">
            <text:p>42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2">
            <text:p>42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3">
            <text:p>42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5">
            <text:p>42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6">
            <text:p>42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7">
            <text:p>42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8">
            <text:p>42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29">
            <text:p>42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31">
            <text:p>43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32">
            <text:p>43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33">
            <text:p>43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34">
            <text:p>43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35">
            <text:p>43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37">
            <text:p>43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o Santa Luc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38">
            <text:p>43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o Santa Luc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40">
            <text:p>44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o Santa Luc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41">
            <text:p>44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Archiv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42">
            <text:p>44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Archiv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43">
            <text:p>44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44">
            <text:p>44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46">
            <text:p>44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47">
            <text:p>44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49">
            <text:p>44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0">
            <text:p>45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Moxilos Domo Electr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1">
            <text:p>45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Moxilos Domo Electr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2">
            <text:p>45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Vicerectorado Ordenación Académ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3">
            <text:p>45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Vicerectorado Ordenación Académ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4">
            <text:p>45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5">
            <text:p>45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6">
            <text:p>45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7">
            <text:p>45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8">
            <text:p>45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59">
            <text:p>45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0">
            <text:p>46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1">
            <text:p>46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2">
            <text:p>46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3">
            <text:p>46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4">
            <text:p>46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5">
            <text:p>46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6">
            <text:p>46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7">
            <text:p>46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8">
            <text:p>46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69">
            <text:p>46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0">
            <text:p>47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1">
            <text:p>47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2">
            <text:p>47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3">
            <text:p>47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4">
            <text:p>47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5">
            <text:p>47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6">
            <text:p>47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7">
            <text:p>47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32" office:value-type="string">
            <text:p>Tac-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8">
            <text:p>47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Cicode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79">
            <text:p>47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Cicode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0">
            <text:p>48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Cicode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1">
            <text:p>48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Cicode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2">
            <text:p>48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3">
            <text:p>48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4">
            <text:p>48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5">
            <text:p>48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6">
            <text:p>48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7">
            <text:p>48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8">
            <text:p>48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ilos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89">
            <text:p>489</text:p>
          </table:table-cell>
          <table:table-cell table:style-name="ce26" office:value-type="string">
            <text:p>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ilos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0">
            <text:p>490</text:p>
          </table:table-cell>
          <table:table-cell table:style-name="ce26" office:value-type="string">
            <text:p>Portatil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1">
            <text:p>491</text:p>
          </table:table-cell>
          <table:table-cell table:style-name="ce26" office:value-type="string">
            <text:p>Portatil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2">
            <text:p>49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ilossofía y letr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3">
            <text:p>49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4">
            <text:p>494</text:p>
          </table:table-cell>
          <table:table-cell table:style-name="ce26" office:value-type="string">
            <text:p>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Traductor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5">
            <text:p>49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Secretaria General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6">
            <text:p>49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Secretaria General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7">
            <text:p>49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Secretaria General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8">
            <text:p>49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499">
            <text:p>49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0">
            <text:p>50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1">
            <text:p>50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2">
            <text:p>50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3">
            <text:p>50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4">
            <text:p>50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5">
            <text:p>50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6">
            <text:p>50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7">
            <text:p>50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8">
            <text:p>50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09">
            <text:p>50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0">
            <text:p>51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1">
            <text:p>51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2">
            <text:p>51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3">
            <text:p>51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4">
            <text:p>514</text:p>
          </table:table-cell>
          <table:table-cell table:style-name="ce26" office:value-type="string">
            <text:p>Fax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5">
            <text:p>51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6">
            <text:p>51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7">
            <text:p>51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8">
            <text:p>51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19">
            <text:p>51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0">
            <text:p>52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1">
            <text:p>52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2">
            <text:p>52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3">
            <text:p>52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4">
            <text:p>52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5">
            <text:p>52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6">
            <text:p>52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7">
            <text:p>52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8">
            <text:p>52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29">
            <text:p>52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0">
            <text:p>53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1">
            <text:p>53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2">
            <text:p>53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3">
            <text:p>53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4">
            <text:p>53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5">
            <text:p>53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6">
            <text:p>53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7">
            <text:p>53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8">
            <text:p>538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oli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39">
            <text:p>539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0">
            <text:p>540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1">
            <text:p>541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2">
            <text:p>542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3">
            <text:p>543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4">
            <text:p>544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5">
            <text:p>545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6">
            <text:p>546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7">
            <text:p>547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8">
            <text:p>548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49">
            <text:p>549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0">
            <text:p>550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1">
            <text:p>551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2">
            <text:p>552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3">
            <text:p>553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4">
            <text:p>554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5">
            <text:p>555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6">
            <text:p>556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7">
            <text:p>557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8">
            <text:p>558</text:p>
          </table:table-cell>
          <table:table-cell table:style-name="ce26"/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59">
            <text:p>55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0">
            <text:p>56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1">
            <text:p>56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2">
            <text:p>562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3">
            <text:p>563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4">
            <text:p>564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5">
            <text:p>565</text:p>
          </table:table-cell>
          <table:table-cell table:style-name="ce26" office:value-type="string">
            <text:p>Proyector</text:p>
          </table:table-cell>
          <table:table-cell table:style-name="ce26" office:value-type="string">
            <text:p>Almacé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eport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6">
            <text:p>56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7">
            <text:p>56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8">
            <text:p>56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69">
            <text:p>56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5"/>
          <table:table-cell table:style-name="ce28"/>
          <table:table-cell table:style-name="ce31" office:value-type="string">
            <text:p>R</text:p>
          </table:table-cell>
          <table:table-cell table:style-name="ce28" office:value-type="float" office:value="570">
            <text:p>570</text:p>
          </table:table-cell>
          <table:table-cell table:style-name="ce28" office:value-type="string">
            <text:p>Pc</text:p>
          </table:table-cell>
          <table:table-cell table:style-name="ce28" office:value-type="string">
            <text:p>Oficina Manu</text:p>
          </table:table-cell>
          <table:table-cell table:style-name="ce36"/>
          <table:table-cell table:style-name="ce28" office:value-type="float" office:value="312">
            <text:p>312</text:p>
          </table:table-cell>
          <table:table-cell table:style-name="ce28"/>
          <table:table-cell table:style-name="ce28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71">
            <text:p>571</text:p>
          </table:table-cell>
          <table:table-cell table:style-name="ce26" office:value-type="string">
            <text:p>Portatil</text:p>
          </table:table-cell>
          <table:table-cell table:style-name="ce26" office:value-type="string">
            <text:p>Almace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72">
            <text:p>572</text:p>
          </table:table-cell>
          <table:table-cell table:style-name="ce26" office:value-type="string">
            <text:p>Portatil</text:p>
          </table:table-cell>
          <table:table-cell table:style-name="ce26" office:value-type="string">
            <text:p>Almace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73">
            <text:p>573</text:p>
          </table:table-cell>
          <table:table-cell table:style-name="ce26" office:value-type="string">
            <text:p>Fax</text:p>
          </table:table-cell>
          <table:table-cell table:style-name="ce26" office:value-type="string">
            <text:p>Almace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string">
            <text:p>R</text:p>
          </table:table-cell>
          <table:table-cell table:style-name="ce26" office:value-type="float" office:value="574">
            <text:p>57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ficina Proyectos Internacionales</text:p>
          </table:table-cell>
          <table:table-cell table:number-columns-repeated="246"/>
        </table:table-row>
        <table:table-row table:style-name="ro2">
          <table:table-cell table:style-name="ce24"/>
          <table:table-cell table:style-name="ce27"/>
          <table:table-cell table:style-name="ce30" office:value-type="string">
            <text:p>R</text:p>
          </table:table-cell>
          <table:table-cell table:style-name="ce27" office:value-type="float" office:value="575">
            <text:p>575</text:p>
          </table:table-cell>
          <table:table-cell table:style-name="ce27" office:value-type="string">
            <text:p>Pc</text:p>
          </table:table-cell>
          <table:table-cell table:style-name="ce27" office:value-type="string">
            <text:p>Oficina</text:p>
          </table:table-cell>
          <table:table-cell table:style-name="ce35" office:value-type="string">
            <text:p>Desechado</text:p>
          </table:table-cell>
          <table:table-cell table:style-name="ce27" table:number-columns-repeated="2"/>
          <table:table-cell table:style-name="ce27" office:value-type="string">
            <text:p>Hospital Real Rector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76">
            <text:p>57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77">
            <text:p>57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78">
            <text:p>57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79">
            <text:p>57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0">
            <text:p>58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1">
            <text:p>58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2">
            <text:p>58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3">
            <text:p>58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4">
            <text:p>58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5">
            <text:p>58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6">
            <text:p>58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7">
            <text:p>58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8">
            <text:p>58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89">
            <text:p>58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90">
            <text:p>59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91">
            <text:p>59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92">
            <text:p>59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93">
            <text:p>59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94">
            <text:p>59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95">
            <text:p>595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6" office:value-type="string">
            <text:p>R</text:p>
          </table:table-cell>
          <table:table-cell table:style-name="ce26" office:value-type="float" office:value="596">
            <text:p>59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en</text:p>
          </table:table-cell>
          <table:table-cell table:style-name="ce26" table:number-columns-repeated="3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4" table:number-rows-repeated="2">
          <table:table-cell table:style-name="ce23"/>
          <table:table-cell table:style-name="ce26" table:number-columns-repeated="9"/>
          <table:table-cell table:number-columns-repeated="246"/>
        </table:table-row>
        <table:table-row table:style-name="ro4" table:number-rows-repeated="3">
          <table:table-cell table:style-name="ce23"/>
          <table:table-cell table:style-name="ce26"/>
          <table:table-cell table:style-name="ce29"/>
          <table:table-cell table:style-name="ce26" table:number-columns-repeated="3"/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4" table:number-rows-repeated="104823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terial_a_reciclar_anterior_2014" table:style-name="ta1"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46" table:default-cell-style-name="Default"/>
        <table:table-row table:style-name="ro1">
          <table:table-cell table:style-name="ce22"/>
          <table:table-cell/>
          <table:table-cell table:style-name="ce1" office:value-type="string">
            <text:p>Rnº</text:p>
          </table:table-cell>
          <table:table-cell table:style-name="ce33" office:value-type="string">
            <text:p>Tipo</text:p>
          </table:table-cell>
          <table:table-cell table:style-name="ce33" office:value-type="string">
            <text:p>Localización</text:p>
          </table:table-cell>
          <table:table-cell table:style-name="ce33" office:value-type="string">
            <office:annotation draw:style-name="gr1" draw:text-style-name="P1" svg:width="3.387cm" svg:height="17.211cm" svg:x="22.048cm" svg:y="0.026cm" draw:caption-point-x="-8.424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37" office:value-type="string">
            <text:p>Número catálogo si está listo</text:p>
          </table:table-cell>
          <table:table-cell table:style-name="ce33" office:value-type="string">
            <text:p>disco duro?</text:p>
          </table:table-cell>
          <table:table-cell table:style-name="ce33" office:value-type="string">
            <text:p>Notas</text:p>
          </table:table-cell>
          <table:table-cell table:style-name="ce33" office:value-type="string">
            <text:p>Procedencia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0">
            <text:p>0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80">
            <text:p>180</text:p>
          </table:table-cell>
          <table:table-cell table:style-name="ce38" office:value-type="float" office:value="80">
            <text:p>80</text:p>
          </table:table-cell>
          <table:table-cell table:style-name="ce38" office:value-type="string">
            <text:p>SE LO LLEVARON DE CEUTA</text:p>
          </table:table-cell>
          <table:table-cell table:style-name="ce38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">
            <text:p>1</text:p>
          </table:table-cell>
          <table:table-cell table:style-name="ce49" office:value-type="string">
            <text:p>Servid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Se le ha retirado a este equipo la memoria RAM, 4 DIMM DDR 256MB</text:p>
          </table:table-cell>
          <table:table-cell table:style-name="ce49" office:value-type="string">
            <text:p>Recogidas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86">
            <text:p>186</text:p>
          </table:table-cell>
          <table:table-cell table:style-name="ce38" office:value-type="float" office:value="40">
            <text:p>40</text:p>
          </table:table-cell>
          <table:table-cell table:style-name="ce38"/>
          <table:table-cell table:style-name="ce38" office:value-type="string">
            <text:p>Barcelon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SIN DISCO DURO y sin RAM: DDR2</text:p>
          </table:table-cell>
          <table:table-cell table:style-name="ce49" office:value-type="string">
            <text:p>Recogid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 table:number-columns-repeated="2"/>
          <table:table-cell table:style-name="ce4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Controlador gráfico estropeado - Problemas con la RAM, no reconoce más de 64MB</text:p>
          </table:table-cell>
          <table:table-cell table:style-name="ce49" office:value-type="string">
            <text:p>Recogidas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6">
            <text:p>6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78">
            <text:p>178</text:p>
          </table:table-cell>
          <table:table-cell table:style-name="ce38" office:value-type="float" office:value="80">
            <text:p>80</text:p>
          </table:table-cell>
          <table:table-cell table:style-name="ce38"/>
          <table:table-cell table:style-name="ce38" office:value-type="string">
            <text:p>Recogid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7">
            <text:p>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Se le han retirado varios componentes y cables</text:p>
          </table:table-cell>
          <table:table-cell table:style-name="ce49" office:value-type="string">
            <text:p>Recogidas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8">
            <text:p>8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81">
            <text:p>181</text:p>
          </table:table-cell>
          <table:table-cell table:style-name="ce38" office:value-type="float" office:value="40">
            <text:p>40</text:p>
          </table:table-cell>
          <table:table-cell table:style-name="ce38" office:value-type="string">
            <text:p>Ceuta</text:p>
          </table:table-cell>
          <table:table-cell table:style-name="ce38" office:value-type="string">
            <text:p>Recogidas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">
            <text:p>9</text:p>
          </table:table-cell>
          <table:table-cell table:style-name="ce38" office:value-type="string">
            <text:p>Portátil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85">
            <text:p>185</text:p>
          </table:table-cell>
          <table:table-cell table:style-name="ce38" office:value-type="float" office:value="60">
            <text:p>60</text:p>
          </table:table-cell>
          <table:table-cell table:style-name="ce38" office:value-type="string">
            <text:p>Anasdt</text:p>
          </table:table-cell>
          <table:table-cell table:style-name="ce38" office:value-type="string">
            <text:p>Barcelona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1">
            <text:p>11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79">
            <text:p>179</text:p>
          </table:table-cell>
          <table:table-cell table:style-name="ce38" office:value-type="float" office:value="60">
            <text:p>60</text:p>
          </table:table-cell>
          <table:table-cell table:style-name="ce38"/>
          <table:table-cell table:style-name="ce38" office:value-type="string">
            <text:p>Recogidas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2">
            <text:p>12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82">
            <text:p>182</text:p>
          </table:table-cell>
          <table:table-cell table:style-name="ce38" office:value-type="float" office:value="80">
            <text:p>80</text:p>
          </table:table-cell>
          <table:table-cell table:style-name="ce38" office:value-type="string">
            <text:p>Ceuta</text:p>
          </table:table-cell>
          <table:table-cell table:style-name="ce38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3">
            <text:p>13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76">
            <text:p>176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40" office:value-type="string">
            <text:p>R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4">
            <text:p>14</text:p>
          </table:table-cell>
          <table:table-cell table:style-name="ce40" office:value-type="string">
            <text:p>Impresora</text:p>
          </table:table-cell>
          <table:table-cell table:style-name="ce40" office:value-type="string">
            <text:p>Oficina, en uso</text:p>
          </table:table-cell>
          <table:table-cell table:style-name="ce40" office:value-type="string">
            <text:p>Listo</text:p>
          </table:table-cell>
          <table:table-cell table:style-name="ce40" office:value-type="float" office:value="56">
            <text:p>56</text:p>
          </table:table-cell>
          <table:table-cell table:style-name="ce40"/>
          <table:table-cell table:style-name="ce40" office:value-type="string">
            <text:p>HP LaserJet 4000 La he asignado para la oficina.</text:p>
          </table:table-cell>
          <table:table-cell table:style-name="ce40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10">
            <text:p>10</text:p>
          </table:table-cell>
          <table:table-cell table:style-name="ce29" office:value-type="float" office:value="15">
            <text:p>1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LaserJet 1320</text:p>
          </table:table-cell>
          <table:table-cell table:style-name="ce26" office:value-type="string">
            <text:p>CENTRO DE ACTIVIDADES DEPORTIV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16">
            <text:p>16</text:p>
          </table:table-cell>
          <table:table-cell table:style-name="ce41" office:value-type="string">
            <text:p>Impresora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58">
            <text:p>58</text:p>
          </table:table-cell>
          <table:table-cell table:style-name="ce41"/>
          <table:table-cell table:style-name="ce41" office:value-type="string">
            <text:p>HP Deskjet 890C</text:p>
          </table:table-cell>
          <table:table-cell table:style-name="ce41" office:value-type="string">
            <text:p>CENTRO DE ACTIVIDADES DEPORTIV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AGFA Snapscan 42</text:p>
          </table:table-cell>
          <table:table-cell table:style-name="ce49" office:value-type="string">
            <text:p>CENTRO DE ACTIVIDADES DEPORTIVAS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18">
            <text:p>18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190">
            <text:p>190</text:p>
          </table:table-cell>
          <table:table-cell table:style-name="ce41" table:number-columns-repeated="2"/>
          <table:table-cell table:style-name="ce41" office:value-type="string">
            <text:p>Palacio de la Madraza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9">
            <text:p>19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83">
            <text:p>183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38" office:value-type="string">
            <text:p>GABINETE DE RECURSOS HUMANOS Y ORGANIZ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0">
            <text:p>20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97">
            <text:p>197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38" office:value-type="string">
            <text:p>GABINETE DE RECURSOS HUMANOS Y ORGANIZ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1">
            <text:p>21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77">
            <text:p>177</text:p>
          </table:table-cell>
          <table:table-cell table:style-name="ce38" office:value-type="float" office:value="40">
            <text:p>40</text:p>
          </table:table-cell>
          <table:table-cell table:style-name="ce38"/>
          <table:table-cell table:style-name="ce38" office:value-type="string">
            <text:p>GABINETE DE RECURSOS HUMANOS Y ORGANIZ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DONADO</text:p>
          </table:table-cell>
          <table:table-cell table:style-name="ce49" office:value-type="string">
            <text:p>Desechado</text:p>
          </table:table-cell>
          <table:table-cell table:style-name="ce39" office:value-type="float" office:value="187">
            <text:p>187</text:p>
          </table:table-cell>
          <table:table-cell table:style-name="ce49" office:value-type="float" office:value="10">
            <text:p>10</text:p>
          </table:table-cell>
          <table:table-cell table:style-name="ce49"/>
          <table:table-cell table:style-name="ce4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12">
            <text:p>12</text:p>
          </table:table-cell>
          <table:table-cell table:style-name="ce3" office:value-type="float" office:value="24">
            <text:p>2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Lexmark Z65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25">
            <text:p>25</text:p>
          </table:table-cell>
          <table:table-cell table:style-name="ce50" office:value-type="string">
            <text:p>Portátil</text:p>
          </table:table-cell>
          <table:table-cell table:style-name="ce50" office:value-type="string">
            <text:p>Ofina</text:p>
          </table:table-cell>
          <table:table-cell table:style-name="ce55" office:value-type="string">
            <text:p>Espera</text:p>
          </table:table-cell>
          <table:table-cell table:style-name="ce55"/>
          <table:table-cell table:style-name="ce50"/>
          <table:table-cell table:style-name="ce50" office:value-type="string">
            <text:p>Toshiba Satellite S1900-303 - sin cable de alimentación y teclas</text:p>
          </table:table-cell>
          <table:table-cell table:style-name="ce50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7">
            <text:p>7</text:p>
          </table:table-cell>
          <table:table-cell table:style-name="ce3" office:value-type="float" office:value="26">
            <text:p>2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 office:value-type="string">
            <text:p>-</text:p>
          </table:table-cell>
          <table:table-cell table:style-name="ce49" office:value-type="string">
            <text:p>No reconoce la RAM, pero pita sin RAM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Sin: RAM, HD, Procesador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9">
            <text:p>9</text:p>
          </table:table-cell>
          <table:table-cell table:style-name="ce29" office:value-type="float" office:value="28">
            <text:p>2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Sin: RAM, HD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13">
            <text:p>13</text:p>
          </table:table-cell>
          <table:table-cell table:style-name="ce29" office:value-type="float" office:value="29">
            <text:p>2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DeskJet 5440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30">
            <text:p>30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192">
            <text:p>192</text:p>
          </table:table-cell>
          <table:table-cell table:style-name="ce41" office:value-type="float" office:value="30">
            <text:p>30</text:p>
          </table:table-cell>
          <table:table-cell table:style-name="ce41"/>
          <table:table-cell table:style-name="ce41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38" office:value-type="float" office:value="14">
            <text:p>14</text:p>
          </table:table-cell>
          <table:table-cell table:style-name="ce38" office:value-type="float" office:value="31">
            <text:p>31</text:p>
          </table:table-cell>
          <table:table-cell table:style-name="ce38" office:value-type="string">
            <text:p>Impresora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59">
            <text:p>59</text:p>
          </table:table-cell>
          <table:table-cell table:style-name="ce38"/>
          <table:table-cell table:style-name="ce38" office:value-type="string">
            <text:p>HP LaserJet 5L</text:p>
          </table:table-cell>
          <table:table-cell table:style-name="ce38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32">
            <text:p>32</text:p>
          </table:table-cell>
          <table:table-cell table:style-name="ce38" office:value-type="string">
            <text:p>Portátil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31">
            <text:p>231</text:p>
          </table:table-cell>
          <table:table-cell table:style-name="ce38"/>
          <table:table-cell table:style-name="ce38" office:value-type="string">
            <text:p>HUNDYX D6100 Series - no van varias teclas (con teclado externo)</text:p>
          </table:table-cell>
          <table:table-cell table:style-name="ce38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43" office:value-type="string">
            <text:p>R</text:p>
          </table:table-cell>
          <table:table-cell table:style-name="ce51" office:value-type="float" office:value="2">
            <text:p>2</text:p>
          </table:table-cell>
          <table:table-cell table:style-name="ce43" office:value-type="float" office:value="33">
            <text:p>33</text:p>
          </table:table-cell>
          <table:table-cell table:style-name="ce51" office:value-type="string">
            <text:p>Escaner</text:p>
          </table:table-cell>
          <table:table-cell table:style-name="ce51" office:value-type="string">
            <text:p>Almacén oficina</text:p>
          </table:table-cell>
          <table:table-cell table:style-name="ce51" office:value-type="string">
            <text:p>-</text:p>
          </table:table-cell>
          <table:table-cell table:style-name="ce51" table:number-columns-repeated="2"/>
          <table:table-cell table:style-name="ce51" office:value-type="string">
            <text:p>Acer ScanPrisa 640U</text:p>
          </table:table-cell>
          <table:table-cell table:style-name="ce51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34">
            <text:p>34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Acer ScanPrisa 640U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15">
            <text:p>15</text:p>
          </table:table-cell>
          <table:table-cell table:style-name="ce29" office:value-type="float" office:value="35">
            <text:p>3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Deskjet 3325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8">
            <text:p>8</text:p>
          </table:table-cell>
          <table:table-cell table:style-name="ce3" office:value-type="float" office:value="36">
            <text:p>3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 office:value-type="float" office:value="55">
            <text:p>55</text:p>
          </table:table-cell>
          <table:table-cell table:style-name="ce49"/>
          <table:table-cell table:style-name="ce49" office:value-type="string">
            <text:p>HP LaserJet 1100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16">
            <text:p>16</text:p>
          </table:table-cell>
          <table:table-cell table:style-name="ce29" office:value-type="float" office:value="37">
            <text:p>3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LaserJet 2100TN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11">
            <text:p>11</text:p>
          </table:table-cell>
          <table:table-cell table:style-name="ce3" office:value-type="float" office:value="38">
            <text:p>3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Sin: RAM, HD, F.Alimentación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38" office:value-type="float" office:value="17">
            <text:p>17</text:p>
          </table:table-cell>
          <table:table-cell table:style-name="ce38" office:value-type="float" office:value="39">
            <text:p>39</text:p>
          </table:table-cell>
          <table:table-cell table:style-name="ce38" office:value-type="string">
            <text:p>Impresora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60">
            <text:p>60</text:p>
          </table:table-cell>
          <table:table-cell table:style-name="ce38"/>
          <table:table-cell table:style-name="ce38" office:value-type="string">
            <text:p>Epson Stylus CX3650 Impresora+Escáner</text:p>
          </table:table-cell>
          <table:table-cell table:style-name="ce38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18">
            <text:p>18</text:p>
          </table:table-cell>
          <table:table-cell table:style-name="ce29" office:value-type="float" office:value="40">
            <text:p>4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Deskjet 660C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19">
            <text:p>19</text:p>
          </table:table-cell>
          <table:table-cell table:style-name="ce29" office:value-type="float" office:value="41">
            <text:p>4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Deskjet 840C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12">
            <text:p>12</text:p>
          </table:table-cell>
          <table:table-cell table:style-name="ce3" office:value-type="float" office:value="42">
            <text:p>4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Sin: RAM, HD, F.Alimentación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20">
            <text:p>20</text:p>
          </table:table-cell>
          <table:table-cell table:style-name="ce29" office:value-type="float" office:value="43">
            <text:p>4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Epson Stylus Color 800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13">
            <text:p>13</text:p>
          </table:table-cell>
          <table:table-cell table:style-name="ce3" office:value-type="float" office:value="44">
            <text:p>4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 office:value-type="float" office:value="14">
            <text:p>14</text:p>
          </table:table-cell>
          <table:table-cell table:style-name="ce38" office:value-type="float" office:value="45">
            <text:p>45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94">
            <text:p>194</text:p>
          </table:table-cell>
          <table:table-cell table:style-name="ce38" office:value-type="float" office:value="60">
            <text:p>60</text:p>
          </table:table-cell>
          <table:table-cell table:style-name="ce38"/>
          <table:table-cell table:style-name="ce38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21">
            <text:p>21</text:p>
          </table:table-cell>
          <table:table-cell table:style-name="ce3" office:value-type="float" office:value="46">
            <text:p>4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HP LaserJet 5L - 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15">
            <text:p>15</text:p>
          </table:table-cell>
          <table:table-cell table:style-name="ce3" office:value-type="float" office:value="47">
            <office:annotation draw:style-name="gr2" draw:text-style-name="P1" svg:width="3.387cm" svg:height="0.516cm" svg:x="12.524cm" svg:y="4.103cm" draw:caption-point-x="-8.53cm" draw:caption-point-y="20.781cm">
              <dc:date>1899-12-30T00:00:00</dc:date>
              <text:p text:style-name="P1"><text:span text:style-name="T1">quitarle las cosas</text:span></text:p>
            </office:annotation>
            <text:p>4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Sin: RAM, Procesador, HD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16">
            <text:p>16</text:p>
          </table:table-cell>
          <table:table-cell table:style-name="ce3" office:value-type="float" office:value="48">
            <text:p>4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Quitar fuente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17">
            <text:p>17</text:p>
          </table:table-cell>
          <table:table-cell table:style-name="ce3" office:value-type="float" office:value="49">
            <text:p>4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Sin: RAM, Sin HD</text:p>
          </table:table-cell>
          <table:table-cell table:style-name="ce4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22">
            <text:p>22</text:p>
          </table:table-cell>
          <table:table-cell table:style-name="ce3" office:value-type="float" office:value="50">
            <text:p>5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Canon iP1500 (No coge papel)</text:p>
          </table:table-cell>
          <table:table-cell table:style-name="ce49" office:value-type="string">
            <text:p>San Jerónimo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23">
            <text:p>23</text:p>
          </table:table-cell>
          <table:table-cell table:style-name="ce29" office:value-type="float" office:value="51">
            <text:p>5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Canon iP5100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52">
            <text:p>52</text:p>
          </table:table-cell>
          <table:table-cell table:style-name="ce38" office:value-type="string">
            <text:p>Impresora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61">
            <text:p>61</text:p>
          </table:table-cell>
          <table:table-cell table:style-name="ce38"/>
          <table:table-cell table:style-name="ce38" office:value-type="string">
            <text:p>HP Deskjet 690C</text:p>
          </table:table-cell>
          <table:table-cell table:style-name="ce38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24">
            <text:p>24</text:p>
          </table:table-cell>
          <table:table-cell table:style-name="ce29" office:value-type="float" office:value="52">
            <text:p>5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Deskjet 690C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25">
            <text:p>25</text:p>
          </table:table-cell>
          <table:table-cell table:style-name="ce29" office:value-type="float" office:value="53">
            <text:p>5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Deskjet 3325</text:p>
          </table:table-cell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4">
            <text:p>4</text:p>
          </table:table-cell>
          <table:table-cell table:style-name="ce3" office:value-type="float" office:value="54">
            <text:p>54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HP ScanJet 6100C</text:p>
          </table:table-cell>
          <table:table-cell table:style-name="ce49" office:value-type="string">
            <text:p>Colegio Mayor Isabel la católi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26">
            <text:p>26</text:p>
          </table:table-cell>
          <table:table-cell table:style-name="ce29" office:value-type="float" office:value="55">
            <text:p>5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OKI C3500</text:p>
          </table:table-cell>
          <table:table-cell table:style-name="ce26" office:value-type="string">
            <text:p>Colegio Mayor Isabel la católi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 office:value-type="float" office:value="5">
            <text:p>5</text:p>
          </table:table-cell>
          <table:table-cell table:style-name="ce29" office:value-type="float" office:value="56">
            <text:p>56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AGFA Snapscan 1212</text:p>
          </table:table-cell>
          <table:table-cell table:style-name="ce26" office:value-type="string">
            <text:p>Fuera UGR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27">
            <text:p>27</text:p>
          </table:table-cell>
          <table:table-cell table:style-name="ce3" office:value-type="float" office:value="57">
            <text:p>5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º</text:p>
          </table:table-cell>
          <table:table-cell table:style-name="ce49" office:value-type="string">
            <text:p>Fuera UGR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23">
            <text:p>23</text:p>
          </table:table-cell>
          <table:table-cell table:style-name="ce3" office:value-type="float" office:value="58">
            <text:p>5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Fuera UGR - Mardigan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59">
            <text:p>59</text:p>
          </table:table-cell>
          <table:table-cell table:style-name="ce41" office:value-type="string">
            <text:p>Impresora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50">
            <text:p>50</text:p>
          </table:table-cell>
          <table:table-cell table:style-name="ce41"/>
          <table:table-cell table:style-name="ce41" office:value-type="string">
            <text:p>Epson Stylus 580 - Inyectores obturados</text:p>
          </table:table-cell>
          <table:table-cell table:style-name="ce41" office:value-type="string">
            <text:p>Fuera UGR - Mardiga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60">
            <text:p>6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HP Deskjet 694C</text:p>
          </table:table-cell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61">
            <text:p>61</text:p>
          </table:table-cell>
          <table:table-cell table:style-name="ce41" office:value-type="string">
            <text:p>Impresora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51">
            <text:p>51</text:p>
          </table:table-cell>
          <table:table-cell table:style-name="ce41"/>
          <table:table-cell table:style-name="ce41" office:value-type="string">
            <text:p>HP Deskjet 840C</text:p>
          </table:table-cell>
          <table:table-cell table:style-name="ce4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43" office:value-type="string">
            <text:p>R</text:p>
          </table:table-cell>
          <table:table-cell table:style-name="ce51" office:value-type="float" office:value="28">
            <text:p>28</text:p>
          </table:table-cell>
          <table:table-cell table:style-name="ce43" office:value-type="float" office:value="62">
            <text:p>62</text:p>
          </table:table-cell>
          <table:table-cell table:style-name="ce51" office:value-type="string">
            <text:p>Impresora</text:p>
          </table:table-cell>
          <table:table-cell table:style-name="ce51" office:value-type="string">
            <text:p>Almacén oficina</text:p>
          </table:table-cell>
          <table:table-cell table:style-name="ce51" office:value-type="string">
            <text:p>-</text:p>
          </table:table-cell>
          <table:table-cell table:style-name="ce51" table:number-columns-repeated="2"/>
          <table:table-cell table:style-name="ce51" office:value-type="string">
            <text:p>HP LaserJet 1100A</text:p>
          </table:table-cell>
          <table:table-cell table:style-name="ce5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6">
            <text:p>6</text:p>
          </table:table-cell>
          <table:table-cell table:style-name="ce3" office:value-type="float" office:value="63">
            <text:p>63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HP Scanjet 4C</text:p>
          </table:table-cell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64">
            <text:p>6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 office:value-type="float" office:value="52">
            <text:p>52</text:p>
          </table:table-cell>
          <table:table-cell table:style-name="ce49"/>
          <table:table-cell table:style-name="ce49" office:value-type="string">
            <text:p>Canon S400 - Inyectores obturados</text:p>
          </table:table-cell>
          <table:table-cell table:style-name="ce49" office:value-type="string">
            <text:p>San Jerónimo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 office:value-type="float" office:value="18">
            <text:p>18</text:p>
          </table:table-cell>
          <table:table-cell table:style-name="ce38" office:value-type="float" office:value="65">
            <text:p>65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93">
            <text:p>193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38" office:value-type="string">
            <text:p>San Jerónimo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 office:value-type="float" office:value="18">
            <text:p>18</text:p>
          </table:table-cell>
          <table:table-cell table:style-name="ce38" office:value-type="float" office:value="65">
            <text:p>65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93">
            <text:p>193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38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 office:value-type="float" office:value="29">
            <text:p>29</text:p>
          </table:table-cell>
          <table:table-cell table:style-name="ce41" office:value-type="float" office:value="66">
            <text:p>66</text:p>
          </table:table-cell>
          <table:table-cell table:style-name="ce41" office:value-type="string">
            <text:p>Impresora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62">
            <text:p>62</text:p>
          </table:table-cell>
          <table:table-cell table:style-name="ce41" table:number-columns-repeated="2"/>
          <table:table-cell table:style-name="ce41" office:value-type="string">
            <text:p>San Jerónimo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 office:value-type="float" office:value="19">
            <text:p>19</text:p>
          </table:table-cell>
          <table:table-cell table:style-name="ce38" office:value-type="float" office:value="67">
            <text:p>67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88">
            <text:p>188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30">
            <text:p>30</text:p>
          </table:table-cell>
          <table:table-cell table:style-name="ce3" office:value-type="float" office:value="68">
            <text:p>6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HP Deskjet 695C (Fallan rodillos)</text:p>
          </table:table-cell>
          <table:table-cell table:style-name="ce4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30">
            <text:p>30</text:p>
          </table:table-cell>
          <table:table-cell table:style-name="ce3" office:value-type="float" office:value="68">
            <text:p>6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HP Deskjet 695C (Fallan rodillos)</text:p>
          </table:table-cell>
          <table:table-cell table:style-name="ce4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31">
            <text:p>31</text:p>
          </table:table-cell>
          <table:table-cell table:style-name="ce3" office:value-type="float" office:value="69">
            <text:p>6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HP Deskjet 695C (Fallan rodillos)</text:p>
          </table:table-cell>
          <table:table-cell table:style-name="ce4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31">
            <text:p>31</text:p>
          </table:table-cell>
          <table:table-cell table:style-name="ce3" office:value-type="float" office:value="69">
            <text:p>6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HP Deskjet 695C (Fallan rodillos)</text:p>
          </table:table-cell>
          <table:table-cell table:style-name="ce4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 office:value-type="float" office:value="32">
            <text:p>32</text:p>
          </table:table-cell>
          <table:table-cell table:style-name="ce41" office:value-type="float" office:value="70">
            <text:p>70</text:p>
          </table:table-cell>
          <table:table-cell table:style-name="ce41" office:value-type="string">
            <text:p>Impresora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53">
            <text:p>53</text:p>
          </table:table-cell>
          <table:table-cell table:style-name="ce41"/>
          <table:table-cell table:style-name="ce41" office:value-type="string">
            <text:p>Epson Stylus C60</text:p>
          </table:table-cell>
          <table:table-cell table:style-name="ce41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38" office:value-type="float" office:value="32">
            <text:p>32</text:p>
          </table:table-cell>
          <table:table-cell table:style-name="ce38" office:value-type="float" office:value="70">
            <text:p>70</text:p>
          </table:table-cell>
          <table:table-cell table:style-name="ce38" office:value-type="string">
            <text:p>Impresora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53">
            <text:p>53</text:p>
          </table:table-cell>
          <table:table-cell table:style-name="ce38"/>
          <table:table-cell table:style-name="ce38" office:value-type="string">
            <text:p>Epson Stylus C60</text:p>
          </table:table-cell>
          <table:table-cell table:style-name="ce38" office:value-type="string">
            <text:p>San Jerónimo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20">
            <text:p>20</text:p>
          </table:table-cell>
          <table:table-cell table:style-name="ce3" office:value-type="float" office:value="71">
            <text:p>7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72">
            <text:p>72</text:p>
          </table:table-cell>
          <table:table-cell table:style-name="ce38" office:value-type="string">
            <text:p>Proyector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9">
            <text:p>229</text:p>
          </table:table-cell>
          <table:table-cell table:style-name="ce38" table:number-columns-repeated="2"/>
          <table:table-cell table:style-name="ce38" office:value-type="string">
            <text:p>San Jerónimo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 office:value-type="float" office:value="22">
            <text:p>22</text:p>
          </table:table-cell>
          <table:table-cell table:style-name="ce38" office:value-type="float" office:value="79">
            <text:p>79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196">
            <text:p>196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34">
            <text:p>34</text:p>
          </table:table-cell>
          <table:table-cell table:style-name="ce3" office:value-type="float" office:value="80">
            <text:p>8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Caminos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35">
            <text:p>35</text:p>
          </table:table-cell>
          <table:table-cell table:style-name="ce3" office:value-type="float" office:value="81">
            <text:p>81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Epson Stylus color 800 (Fallan los rodillos)</text:p>
          </table:table-cell>
          <table:table-cell table:style-name="ce49" office:value-type="string">
            <text:p>Caminos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36">
            <text:p>36</text:p>
          </table:table-cell>
          <table:table-cell table:style-name="ce3" office:value-type="float" office:value="82">
            <text:p>82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 office:value-type="float" office:value="54">
            <text:p>54</text:p>
          </table:table-cell>
          <table:table-cell table:style-name="ce49"/>
          <table:table-cell table:style-name="ce49" office:value-type="string">
            <text:p>HP LaserJet 1150</text:p>
          </table:table-cell>
          <table:table-cell table:style-name="ce49" office:value-type="string">
            <text:p>Camino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 office:value-type="float" office:value="37">
            <text:p>37</text:p>
          </table:table-cell>
          <table:table-cell table:style-name="ce3" office:value-type="float" office:value="83">
            <text:p>83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HP ScanJet 3300C</text:p>
          </table:table-cell>
          <table:table-cell table:style-name="ce49" office:value-type="string">
            <text:p>Caminos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 office:value-type="float" office:value="38">
            <text:p>38</text:p>
          </table:table-cell>
          <table:table-cell table:style-name="ce3" office:value-type="float" office:value="84">
            <text:p>8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HP LaserJet 6L</text:p>
          </table:table-cell>
          <table:table-cell table:style-name="ce49" office:value-type="string">
            <text:p>¿?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85">
            <text:p>8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Empresariale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86">
            <text:p>8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Empresariale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87">
            <text:p>8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88">
            <text:p>8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está vacía!! no tiene naica</text:p>
          </table:table-cell>
          <table:table-cell table:style-name="ce49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89">
            <text:p>8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0">
            <text:p>90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00">
            <text:p>200</text:p>
          </table:table-cell>
          <table:table-cell table:style-name="ce38" table:number-columns-repeated="2"/>
          <table:table-cell table:style-name="ce38" office:value-type="string">
            <text:p>ETSIE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91">
            <text:p>9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TSIE</text:p>
          </table:table-cell>
          <table:table-cell table:number-columns-repeated="246"/>
        </table:table-row>
        <table:table-row table:style-name="ro3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92">
            <text:p>92</text:p>
          </table:table-cell>
          <table:table-cell table:style-name="ce50" office:value-type="string">
            <text:p>Portátil</text:p>
          </table:table-cell>
          <table:table-cell table:style-name="ce50" office:value-type="string">
            <text:p>Oficina</text:p>
          </table:table-cell>
          <table:table-cell table:style-name="ce55" office:value-type="string">
            <text:p>Espera</text:p>
          </table:table-cell>
          <table:table-cell table:style-name="ce55"/>
          <table:table-cell table:style-name="ce50"/>
          <table:table-cell table:style-name="ce50" office:value-type="string">
            <text:p>No termina de arrancar el clonezilla (probar a clonar disco como el R133)</text:p>
          </table:table-cell>
          <table:table-cell table:style-name="ce50"/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3">
            <text:p>93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01">
            <text:p>201</text:p>
          </table:table-cell>
          <table:table-cell table:style-name="ce38" office:value-type="float" office:value="200">
            <text:p>200</text:p>
          </table:table-cell>
          <table:table-cell table:style-name="ce38"/>
          <table:table-cell table:style-name="ce38" office:value-type="string">
            <text:p>Palacio de la Madraza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4">
            <text:p>94</text:p>
          </table:table-cell>
          <table:table-cell table:style-name="ce38" office:value-type="string">
            <text:p>Portátil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33">
            <text:p>233</text:p>
          </table:table-cell>
          <table:table-cell table:style-name="ce38"/>
          <table:table-cell table:style-name="ce38" office:value-type="string">
            <text:p>1GB ram, 100GB HD, core duo 1'83GHz, grabadora DVD</text:p>
          </table:table-cell>
          <table:table-cell table:style-name="ce38"/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5">
            <text:p>95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7">
            <text:p>227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6">
            <text:p>96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5">
            <text:p>225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7">
            <text:p>97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07">
            <text:p>207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8">
            <text:p>98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8">
            <text:p>228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99">
            <text:p>99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03">
            <text:p>203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00">
            <text:p>100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08">
            <text:p>208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01">
            <text:p>10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No arranca desde HD</text:p>
          </table:table-cell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02">
            <text:p>102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6">
            <text:p>226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03">
            <text:p>103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5">
            <text:p>245</text:p>
          </table:table-cell>
          <table:table-cell table:style-name="ce44" table:number-columns-repeated="2"/>
          <table:table-cell table:style-name="ce4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04">
            <text:p>104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13">
            <text:p>213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05">
            <text:p>105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4">
            <text:p>224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06">
            <text:p>106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19">
            <text:p>219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07">
            <text:p>107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05">
            <text:p>205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08">
            <text:p>108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17">
            <text:p>217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09">
            <text:p>109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1">
            <text:p>221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10">
            <text:p>110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10">
            <text:p>210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11">
            <text:p>111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15">
            <text:p>215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12">
            <text:p>11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Necesita de cables de encendido</text:p>
          </table:table-cell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113">
            <text:p>113</text:p>
          </table:table-cell>
          <table:table-cell table:style-name="ce50" office:value-type="string">
            <text:p>Pc</text:p>
          </table:table-cell>
          <table:table-cell table:style-name="ce50" office:value-type="string">
            <text:p>Oficina</text:p>
          </table:table-cell>
          <table:table-cell table:style-name="ce55" office:value-type="string">
            <text:p>Espera</text:p>
          </table:table-cell>
          <table:table-cell table:style-name="ce55"/>
          <table:table-cell table:style-name="ce50" table:number-columns-repeated="2"/>
          <table:table-cell table:style-name="ce50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45" office:value-type="string">
            <text:p>R</text:p>
          </table:table-cell>
          <table:table-cell table:style-name="ce45"/>
          <table:table-cell table:style-name="ce45" office:value-type="float" office:value="114">
            <text:p>114</text:p>
          </table:table-cell>
          <table:table-cell table:style-name="ce45" office:value-type="string">
            <text:p>Pc</text:p>
          </table:table-cell>
          <table:table-cell table:style-name="ce45" office:value-type="string">
            <text:p>MISSING</text:p>
          </table:table-cell>
          <table:table-cell table:style-name="ce45" office:value-type="string">
            <text:p>Listo</text:p>
          </table:table-cell>
          <table:table-cell table:style-name="ce45" office:value-type="float" office:value="222">
            <text:p>222</text:p>
          </table:table-cell>
          <table:table-cell table:style-name="ce45" table:number-columns-repeated="2"/>
          <table:table-cell table:style-name="ce45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15">
            <text:p>11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Necesita de cables de encendido</text:p>
          </table:table-cell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16">
            <text:p>116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14">
            <text:p>214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17">
            <text:p>117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11">
            <text:p>211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18">
            <text:p>11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19">
            <text:p>11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20">
            <text:p>12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El controlador IDE falla</text:p>
          </table:table-cell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21">
            <text:p>121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3">
            <text:p>223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22">
            <text:p>12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123">
            <text:p>123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Listo</text:p>
          </table:table-cell>
          <table:table-cell table:style-name="ce41" table:number-columns-repeated="3"/>
          <table:table-cell table:style-name="ce4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24">
            <text:p>124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16">
            <text:p>216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25">
            <text:p>12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26">
            <text:p>126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09">
            <text:p>209</text:p>
          </table:table-cell>
          <table:table-cell table:style-name="ce38" table:number-columns-repeated="2"/>
          <table:table-cell table:style-name="ce3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27">
            <text:p>127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8">
            <text:p>248</text:p>
          </table:table-cell>
          <table:table-cell table:style-name="ce44" office:value-type="float" office:value="40">
            <text:p>40</text:p>
          </table:table-cell>
          <table:table-cell table:style-name="ce44"/>
          <table:table-cell table:style-name="ce4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28">
            <text:p>128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20">
            <text:p>220</text:p>
          </table:table-cell>
          <table:table-cell table:style-name="ce38" table:number-columns-repeated="2"/>
          <table:table-cell table:style-name="ce38" office:value-type="string">
            <text:p>PTS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29">
            <text:p>129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7">
            <text:p>247</text:p>
          </table:table-cell>
          <table:table-cell table:style-name="ce44"/>
          <table:table-cell table:style-name="ce44" office:value-type="string">
            <text:p>Kubuntu</text:p>
          </table:table-cell>
          <table:table-cell table:style-name="ce4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30">
            <text:p>13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31">
            <text:p>13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32">
            <text:p>13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133">
            <text:p>133</text:p>
          </table:table-cell>
          <table:table-cell table:style-name="ce50" office:value-type="string">
            <text:p>Portátil</text:p>
          </table:table-cell>
          <table:table-cell table:style-name="ce50" office:value-type="string">
            <text:p>Oficina</text:p>
          </table:table-cell>
          <table:table-cell table:style-name="ce55" office:value-type="string">
            <text:p>Espera</text:p>
          </table:table-cell>
          <table:table-cell table:style-name="ce55"/>
          <table:table-cell table:style-name="ce50"/>
          <table:table-cell table:style-name="ce50" office:value-type="string">
            <text:p>No termina de arrancar el clonezilla (probar a clonar disco como el R92)</text:p>
          </table:table-cell>
          <table:table-cell table:style-name="ce50" office:value-type="string">
            <text:p>CITIC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 office:value-type="float" office:value="1">
            <text:p>1</text:p>
          </table:table-cell>
          <table:table-cell table:style-name="ce38" office:value-type="float" office:value="134">
            <text:p>134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02">
            <text:p>202</text:p>
          </table:table-cell>
          <table:table-cell table:style-name="ce38" table:number-columns-repeated="2"/>
          <table:table-cell table:style-name="ce38" office:value-type="string">
            <text:p>Fuera de la ugr?? Sera creo que lo recogiste tú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35">
            <text:p>13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36">
            <text:p>136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36">
            <text:p>236</text:p>
          </table:table-cell>
          <table:table-cell table:style-name="ce44"/>
          <table:table-cell table:style-name="ce44" office:value-type="string">
            <text:p>Kubuntu</text:p>
          </table:table-cell>
          <table:table-cell table:style-name="ce44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37">
            <text:p>13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138">
            <text:p>138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Oficina, en uso</text:p>
          </table:table-cell>
          <table:table-cell table:style-name="ce41" office:value-type="string">
            <text:p>Listo</text:p>
          </table:table-cell>
          <table:table-cell table:style-name="ce41" office:value-type="float" office:value="218">
            <text:p>218</text:p>
          </table:table-cell>
          <table:table-cell table:style-name="ce41" table:number-columns-repeated="2"/>
          <table:table-cell table:style-name="ce41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39">
            <text:p>139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35">
            <text:p>235</text:p>
          </table:table-cell>
          <table:table-cell table:style-name="ce44"/>
          <table:table-cell table:style-name="ce44" office:value-type="string">
            <text:p>Kubuntu</text:p>
          </table:table-cell>
          <table:table-cell table:style-name="ce44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40">
            <text:p>140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6">
            <text:p>246</text:p>
          </table:table-cell>
          <table:table-cell table:style-name="ce44"/>
          <table:table-cell table:style-name="ce44" office:value-type="string">
            <text:p>Kubuntu</text:p>
          </table:table-cell>
          <table:table-cell table:style-name="ce44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41">
            <text:p>14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42">
            <text:p>14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<text:s/></text:p>
          </table:table-cell>
          <table:table-cell table:style-name="ce49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43">
            <text:p>14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44">
            <text:p>14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45">
            <text:p>145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37">
            <text:p>237</text:p>
          </table:table-cell>
          <table:table-cell table:style-name="ce44"/>
          <table:table-cell table:style-name="ce44" office:value-type="string">
            <text:p>Kubuntu</text:p>
          </table:table-cell>
          <table:table-cell table:style-name="ce44" office:value-type="string">
            <text:p>Fuera de la ugr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46">
            <text:p>14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47">
            <text:p>14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48">
            <text:p>14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49">
            <text:p>149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51">
            <text:p>15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PT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51">
            <text:p>15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PTS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52">
            <text:p>152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38">
            <text:p>238</text:p>
          </table:table-cell>
          <table:table-cell table:style-name="ce44"/>
          <table:table-cell table:style-name="ce44" office:value-type="string">
            <text:p>Kubuntu</text:p>
          </table:table-cell>
          <table:table-cell table:style-name="ce44" office:value-type="string">
            <text:p>PT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53">
            <text:p>153</text:p>
          </table:table-cell>
          <table:table-cell table:style-name="ce49" office:value-type="string">
            <text:p>Escane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Triunfo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54">
            <text:p>15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Complejo Administrativo Triunfo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155">
            <text:p>155</text:p>
          </table:table-cell>
          <table:table-cell table:style-name="ce41" office:value-type="string">
            <text:p>Impresora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66">
            <text:p>266</text:p>
          </table:table-cell>
          <table:table-cell table:style-name="ce41" table:number-columns-repeated="2"/>
          <table:table-cell table:style-name="ce41" office:value-type="string">
            <text:p>PT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56">
            <text:p>15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57">
            <text:p>15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58">
            <text:p>15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 table:number-columns-repeated="2"/>
          <table:table-cell table:style-name="ce49" office:value-type="string">
            <text:p>PT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59">
            <text:p>15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Triunfo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60">
            <text:p>16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Triunfo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61">
            <text:p>161</text:p>
          </table:table-cell>
          <table:table-cell table:style-name="ce38" office:value-type="string">
            <text:p>Portátil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32">
            <text:p>232</text:p>
          </table:table-cell>
          <table:table-cell table:style-name="ce38" table:number-columns-repeated="3"/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38"/>
          <table:table-cell table:style-name="ce38" office:value-type="float" office:value="162">
            <text:p>162</text:p>
          </table:table-cell>
          <table:table-cell table:style-name="ce38" office:value-type="string">
            <text:p>Impresora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65">
            <text:p>65</text:p>
          </table:table-cell>
          <table:table-cell table:style-name="ce38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R</text:p>
          </table:table-cell>
          <table:table-cell table:style-name="ce46"/>
          <table:table-cell table:style-name="ce46" office:value-type="float" office:value="163">
            <text:p>163</text:p>
          </table:table-cell>
          <table:table-cell table:style-name="ce46" office:value-type="string">
            <text:p>Portátil</text:p>
          </table:table-cell>
          <table:table-cell table:style-name="ce46" office:value-type="string">
            <text:p>Oficina</text:p>
          </table:table-cell>
          <table:table-cell table:style-name="ce46" office:value-type="string">
            <text:p>Listo</text:p>
          </table:table-cell>
          <table:table-cell table:style-name="ce46" office:value-type="float" office:value="309">
            <text:p>309</text:p>
          </table:table-cell>
          <table:table-cell table:style-name="ce46"/>
          <table:table-cell table:style-name="ce46" office:value-type="string">
            <text:p>Toshiba Satellite Pro (tiene Lubuntu instalado)</text:p>
          </table:table-cell>
          <table:table-cell table:style-name="ce46" office:value-type="string">
            <text:p>CICODE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64">
            <text:p>16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65">
            <text:p>16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omunicación y documentació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66">
            <text:p>166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omunicación y documentació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67">
            <text:p>167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 table:number-columns-repeated="2"/>
          <table:table-cell table:style-name="ce49" office:value-type="string">
            <text:p>palacio la madraza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68">
            <text:p>16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69">
            <text:p>169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 table:number-columns-repeated="2"/>
          <table:table-cell table:style-name="ce49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70">
            <text:p>170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omunicación y document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71">
            <text:p>17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</text:p>
          </table:table-cell>
          <table:table-cell table:number-columns-repeated="246"/>
        </table:table-row>
        <table:table-row table:style-name="ro2">
          <table:table-cell table:style-name="ce40" office:value-type="string">
            <text:p>R</text:p>
          </table:table-cell>
          <table:table-cell table:style-name="ce40"/>
          <table:table-cell table:style-name="ce40" office:value-type="float" office:value="172">
            <text:p>172</text:p>
          </table:table-cell>
          <table:table-cell table:style-name="ce40" office:value-type="string">
            <text:p>Pc</text:p>
          </table:table-cell>
          <table:table-cell table:style-name="ce40" office:value-type="string">
            <text:p>Oficina, en uso</text:p>
          </table:table-cell>
          <table:table-cell table:style-name="ce40" office:value-type="string">
            <text:p>Listo</text:p>
          </table:table-cell>
          <table:table-cell table:style-name="ce40" office:value-type="float" office:value="234">
            <text:p>234</text:p>
          </table:table-cell>
          <table:table-cell table:style-name="ce40"/>
          <table:table-cell table:style-name="ce40" office:value-type="string">
            <text:p>Granja3</text:p>
          </table:table-cell>
          <table:table-cell table:style-name="ce40" office:value-type="string">
            <text:p>Edificio BIC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73">
            <text:p>173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2">
            <text:p>242</text:p>
          </table:table-cell>
          <table:table-cell table:style-name="ce44"/>
          <table:table-cell table:style-name="ce44" office:value-type="string">
            <text:p>Granja4</text:p>
          </table:table-cell>
          <table:table-cell table:style-name="ce44" office:value-type="string">
            <text:p>Edificio BIC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74">
            <text:p>174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1">
            <text:p>241</text:p>
          </table:table-cell>
          <table:table-cell table:style-name="ce44"/>
          <table:table-cell table:style-name="ce44" office:value-type="string">
            <text:p>Granja1</text:p>
          </table:table-cell>
          <table:table-cell table:style-name="ce44" office:value-type="string">
            <text:p>Edificio BIC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75">
            <text:p>175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3">
            <text:p>243</text:p>
          </table:table-cell>
          <table:table-cell table:style-name="ce44"/>
          <table:table-cell table:style-name="ce44" office:value-type="string">
            <text:p>Granja2</text:p>
          </table:table-cell>
          <table:table-cell table:style-name="ce44" office:value-type="string">
            <text:p>Edificio BIC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76">
            <text:p>17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Impresora A3</text:p>
          </table:table-cell>
          <table:table-cell table:style-name="ce26" office:value-type="string">
            <text:p>Parque Tecnológico de la Salud - Edificio BIC</text:p>
          </table:table-cell>
          <table:table-cell table:number-columns-repeated="246"/>
        </table:table-row>
        <table:table-row table:style-name="ro2">
          <table:table-cell table:style-name="ce47" office:value-type="string">
            <text:p>R</text:p>
          </table:table-cell>
          <table:table-cell table:style-name="ce52"/>
          <table:table-cell table:style-name="ce10" office:value-type="float" office:value="177">
            <text:p>177</text:p>
          </table:table-cell>
          <table:table-cell table:style-name="ce52" office:value-type="string">
            <text:p>Proyector</text:p>
          </table:table-cell>
          <table:table-cell table:style-name="ce52" office:value-type="string">
            <text:p>Oficina</text:p>
          </table:table-cell>
          <table:table-cell table:style-name="ce56" office:value-type="string">
            <text:p>listo</text:p>
          </table:table-cell>
          <table:table-cell table:style-name="ce56" office:value-type="float" office:value="299">
            <text:p>299</text:p>
          </table:table-cell>
          <table:table-cell table:style-name="ce52" table:number-columns-repeated="2"/>
          <table:table-cell table:style-name="ce52" office:value-type="string">
            <text:p>¿de donde fue?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78">
            <text:p>17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 table:number-columns-repeated="2"/>
          <table:table-cell table:style-name="ce49" office:value-type="string">
            <text:p>Fuera UGR - Álvaro Hurtado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79">
            <text:p>17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uera UGR - Álvaro Hurtado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80">
            <text:p>18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uera UGR - Álvaro Hurtado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81">
            <text:p>18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uera UGR - Álvaro Hurtado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82">
            <text:p>182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39">
            <text:p>239</text:p>
          </table:table-cell>
          <table:table-cell table:style-name="ce44" table:number-columns-repeated="2"/>
          <table:table-cell table:style-name="ce44" office:value-type="string">
            <text:p>Complejo Admin. Triunfo -Servicio de alumno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83">
            <text:p>18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Complejo Admin. Triunfo -Servicio de alumno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84">
            <text:p>18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Complejo Admin. Triunfo -Servicio de alumno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85">
            <text:p>18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Complejo Admin. Triunfo -Servicio de alumnos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86">
            <text:p>186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4">
            <text:p>244</text:p>
          </table:table-cell>
          <table:table-cell table:style-name="ce44" table:number-columns-repeated="2"/>
          <table:table-cell table:style-name="ce44" office:value-type="string">
            <text:p>Complejo Admin. Triunfo -Servicio de alumno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87">
            <text:p>18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HOSPITAL REAL -GAS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188">
            <text:p>188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73">
            <text:p>273</text:p>
          </table:table-cell>
          <table:table-cell table:style-name="ce38" office:value-type="float" office:value="80">
            <text:p>80</text:p>
          </table:table-cell>
          <table:table-cell table:style-name="ce38"/>
          <table:table-cell table:style-name="ce38" office:value-type="string">
            <text:p>HOSPITAL REAL -G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189">
            <text:p>18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G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90">
            <text:p>19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HOSPITAL REAL -G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91">
            <text:p>19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HOSPITAL REAL -GAS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92">
            <text:p>192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0">
            <text:p>240</text:p>
          </table:table-cell>
          <table:table-cell table:style-name="ce44" table:number-columns-repeated="2"/>
          <table:table-cell table:style-name="ce44" office:value-type="string">
            <text:p>HOSPITAL REAL -G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93">
            <text:p>19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194">
            <text:p>194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95">
            <text:p>195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52">
            <text:p>252</text:p>
          </table:table-cell>
          <table:table-cell table:style-name="ce44" table:number-columns-repeated="2"/>
          <table:table-cell table:style-name="ce44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196">
            <text:p>196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53">
            <text:p>253</text:p>
          </table:table-cell>
          <table:table-cell table:style-name="ce44" office:value-type="float" office:value="40">
            <text:p>40</text:p>
          </table:table-cell>
          <table:table-cell table:style-name="ce44"/>
          <table:table-cell table:style-name="ce44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197">
            <text:p>197</text:p>
          </table:table-cell>
          <table:table-cell table:style-name="ce50" office:value-type="string">
            <text:p>Impresora</text:p>
          </table:table-cell>
          <table:table-cell table:style-name="ce50" office:value-type="string">
            <text:p>Almacén oficina</text:p>
          </table:table-cell>
          <table:table-cell table:style-name="ce55" office:value-type="string">
            <text:p>Espera</text:p>
          </table:table-cell>
          <table:table-cell table:style-name="ce55"/>
          <table:table-cell table:style-name="ce50" table:number-columns-repeated="2"/>
          <table:table-cell table:style-name="ce50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198">
            <text:p>198</text:p>
          </table:table-cell>
          <table:table-cell table:style-name="ce50" office:value-type="string">
            <text:p>Impresora</text:p>
          </table:table-cell>
          <table:table-cell table:style-name="ce50" office:value-type="string">
            <text:p>Almacén oficina</text:p>
          </table:table-cell>
          <table:table-cell table:style-name="ce55" office:value-type="string">
            <text:p>Espera</text:p>
          </table:table-cell>
          <table:table-cell table:style-name="ce55"/>
          <table:table-cell table:style-name="ce50" table:number-columns-repeated="2"/>
          <table:table-cell table:style-name="ce50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199">
            <text:p>199</text:p>
          </table:table-cell>
          <table:table-cell table:style-name="ce50" office:value-type="string">
            <text:p>Impresora</text:p>
          </table:table-cell>
          <table:table-cell table:style-name="ce50" office:value-type="string">
            <text:p>Almacén oficina</text:p>
          </table:table-cell>
          <table:table-cell table:style-name="ce55" office:value-type="string">
            <text:p>Espera</text:p>
          </table:table-cell>
          <table:table-cell table:style-name="ce55"/>
          <table:table-cell table:style-name="ce50" table:number-columns-repeated="2"/>
          <table:table-cell table:style-name="ce50" office:value-type="string">
            <text:p>Farmaci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00">
            <text:p>20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3"/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201">
            <text:p>201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49">
            <text:p>249</text:p>
          </table:table-cell>
          <table:table-cell table:style-name="ce44" office:value-type="float" office:value="80">
            <text:p>80</text:p>
          </table:table-cell>
          <table:table-cell table:style-name="ce44"/>
          <table:table-cell table:style-name="ce44" office:value-type="string">
            <text:p>Pablo</text:p>
          </table:table-cell>
          <table:table-cell table:number-columns-repeated="246"/>
        </table:table-row>
        <table:table-row table:style-name="ro3">
          <table:table-cell table:style-name="ce40" office:value-type="string">
            <text:p>R</text:p>
          </table:table-cell>
          <table:table-cell table:style-name="ce40"/>
          <table:table-cell table:style-name="ce40" office:value-type="float" office:value="202">
            <text:p>202</text:p>
          </table:table-cell>
          <table:table-cell table:style-name="ce40" office:value-type="string">
            <text:p>Impresora</text:p>
          </table:table-cell>
          <table:table-cell table:style-name="ce40" office:value-type="string">
            <text:p>Oficina, en uso</text:p>
          </table:table-cell>
          <table:table-cell table:style-name="ce40" office:value-type="string">
            <text:p>Listo</text:p>
          </table:table-cell>
          <table:table-cell table:style-name="ce40" office:value-type="float" office:value="251">
            <text:p>251</text:p>
          </table:table-cell>
          <table:table-cell table:style-name="ce40"/>
          <table:table-cell table:style-name="ce40" office:value-type="string">
            <text:p>HP PSC 1610 All-in-One</text:p>
          </table:table-cell>
          <table:table-cell table:style-name="ce40"/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03">
            <text:p>203</text:p>
          </table:table-cell>
          <table:table-cell table:style-name="ce38" office:value-type="string">
            <text:p>Impresora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50">
            <text:p>250</text:p>
          </table:table-cell>
          <table:table-cell table:style-name="ce38"/>
          <table:table-cell table:style-name="ce38" office:value-type="string">
            <text:p>Brother <text:s/>HL2070N</text:p>
          </table:table-cell>
          <table:table-cell table:style-name="ce38"/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04">
            <text:p>20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/>
          <table:table-cell table:style-name="ce49" office:value-type="string">
            <text:p>Epson AcuLaser C900</text:p>
          </table:table-cell>
          <table:table-cell table:style-name="ce49"/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05">
            <text:p>205</text:p>
          </table:table-cell>
          <table:table-cell table:style-name="ce38" office:value-type="string">
            <text:p>Proyector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60">
            <text:p>260</text:p>
          </table:table-cell>
          <table:table-cell table:style-name="ce38" table:number-columns-repeated="2"/>
          <table:table-cell table:style-name="ce3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06">
            <text:p>206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58">
            <text:p>258</text:p>
          </table:table-cell>
          <table:table-cell table:style-name="ce41" table:number-columns-repeated="2"/>
          <table:table-cell table:style-name="ce4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07">
            <text:p>207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08">
            <text:p>208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09">
            <text:p>209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10">
            <text:p>210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11">
            <text:p>211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63">
            <text:p>263</text:p>
          </table:table-cell>
          <table:table-cell table:style-name="ce38" table:number-columns-repeated="2"/>
          <table:table-cell table:style-name="ce38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12">
            <text:p>21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13">
            <text:p>213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71">
            <text:p>271</text:p>
          </table:table-cell>
          <table:table-cell table:style-name="ce41" office:value-type="float" office:value="40">
            <text:p>40</text:p>
          </table:table-cell>
          <table:table-cell table:style-name="ce41"/>
          <table:table-cell table:style-name="ce41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14">
            <text:p>214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72">
            <text:p>272</text:p>
          </table:table-cell>
          <table:table-cell table:style-name="ce41" office:value-type="float" office:value="40">
            <text:p>40</text:p>
          </table:table-cell>
          <table:table-cell table:style-name="ce41"/>
          <table:table-cell table:style-name="ce41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15">
            <text:p>215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 office:value-type="float" office:value="261">
            <text:p>261</text:p>
          </table:table-cell>
          <table:table-cell table:style-name="ce49" office:value-type="float" office:value="80">
            <text:p>80</text:p>
          </table:table-cell>
          <table:table-cell table:style-name="ce49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216">
            <text:p>216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57">
            <text:p>257</text:p>
          </table:table-cell>
          <table:table-cell table:style-name="ce44" office:value-type="float" office:value="20">
            <text:p>20</text:p>
          </table:table-cell>
          <table:table-cell table:style-name="ce44"/>
          <table:table-cell table:style-name="ce44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17">
            <text:p>217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64">
            <text:p>264</text:p>
          </table:table-cell>
          <table:table-cell table:style-name="ce38" office:value-type="float" office:value="20">
            <text:p>20</text:p>
          </table:table-cell>
          <table:table-cell table:style-name="ce38"/>
          <table:table-cell table:style-name="ce38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18">
            <text:p>218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70">
            <text:p>270</text:p>
          </table:table-cell>
          <table:table-cell table:style-name="ce38" office:value-type="float" office:value="40">
            <text:p>40</text:p>
          </table:table-cell>
          <table:table-cell table:style-name="ce38"/>
          <table:table-cell table:style-name="ce3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19">
            <text:p>219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20">
            <text:p>220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59">
            <text:p>259</text:p>
          </table:table-cell>
          <table:table-cell table:style-name="ce41" table:number-columns-repeated="2"/>
          <table:table-cell table:style-name="ce41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0" office:value-type="string">
            <text:p>R</text:p>
          </table:table-cell>
          <table:table-cell table:style-name="ce40"/>
          <table:table-cell table:style-name="ce40" office:value-type="float" office:value="221">
            <text:p>221</text:p>
          </table:table-cell>
          <table:table-cell table:style-name="ce40" office:value-type="string">
            <text:p>Pc</text:p>
          </table:table-cell>
          <table:table-cell table:style-name="ce40" office:value-type="string">
            <text:p>Almacén Oficina</text:p>
          </table:table-cell>
          <table:table-cell table:style-name="ce40" office:value-type="string">
            <text:p>Listo</text:p>
          </table:table-cell>
          <table:table-cell table:style-name="ce40" office:value-type="float" office:value="262">
            <text:p>262</text:p>
          </table:table-cell>
          <table:table-cell table:style-name="ce40" office:value-type="float" office:value="250">
            <text:p>250</text:p>
          </table:table-cell>
          <table:table-cell table:style-name="ce40" office:value-type="string">
            <text:p>Servidor de Redmine</text:p>
          </table:table-cell>
          <table:table-cell table:style-name="ce40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22">
            <text:p>222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74">
            <text:p>274</text:p>
          </table:table-cell>
          <table:table-cell table:style-name="ce41" table:number-columns-repeated="2"/>
          <table:table-cell table:style-name="ce41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23">
            <text:p>22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24">
            <text:p>224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25">
            <text:p>225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26">
            <text:p>226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Plus</text:p>
          </table:table-cell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27">
            <text:p>227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28">
            <text:p>228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29">
            <text:p>229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table:number-columns-repeated="2"/>
          <table:table-cell table:style-name="ce41" office:value-type="string">
            <text:p>Para Gcubo</text:p>
          </table:table-cell>
          <table:table-cell table:style-name="ce4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30">
            <text:p>230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31">
            <text:p>231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32">
            <text:p>232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33">
            <text:p>23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34">
            <text:p>23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235">
            <text:p>235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55">
            <text:p>255</text:p>
          </table:table-cell>
          <table:table-cell table:style-name="ce44" table:number-columns-repeated="2"/>
          <table:table-cell table:style-name="ce44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36">
            <text:p>23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37">
            <text:p>237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75">
            <text:p>275</text:p>
          </table:table-cell>
          <table:table-cell table:style-name="ce41" table:number-columns-repeated="2"/>
          <table:table-cell table:style-name="ce41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38">
            <text:p>238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 </text:p>
          </table:table-cell>
          <table:table-cell table:style-name="ce38" office:value-type="float" office:value="269">
            <text:p>269</text:p>
          </table:table-cell>
          <table:table-cell table:style-name="ce38" table:number-columns-repeated="2"/>
          <table:table-cell table:style-name="ce38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39">
            <text:p>23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40">
            <text:p>24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41">
            <text:p>24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42">
            <text:p>24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243">
            <text:p>243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54">
            <text:p>254</text:p>
          </table:table-cell>
          <table:table-cell table:style-name="ce44" office:value-type="float" office:value="120">
            <text:p>120</text:p>
          </table:table-cell>
          <table:table-cell table:style-name="ce44"/>
          <table:table-cell table:style-name="ce44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44">
            <text:p>244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76">
            <text:p>276</text:p>
          </table:table-cell>
          <table:table-cell table:style-name="ce38" table:number-columns-repeated="2"/>
          <table:table-cell table:style-name="ce38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44" office:value-type="string">
            <text:p>R</text:p>
          </table:table-cell>
          <table:table-cell table:style-name="ce44"/>
          <table:table-cell table:style-name="ce44" office:value-type="float" office:value="245">
            <text:p>245</text:p>
          </table:table-cell>
          <table:table-cell table:style-name="ce44" office:value-type="string">
            <text:p>Pc</text:p>
          </table:table-cell>
          <table:table-cell table:style-name="ce53" office:value-type="string">
            <text:p>PRESTADO</text:p>
          </table:table-cell>
          <table:table-cell table:style-name="ce44" office:value-type="string">
            <text:p>Listo</text:p>
          </table:table-cell>
          <table:table-cell table:style-name="ce44" office:value-type="float" office:value="256">
            <text:p>256</text:p>
          </table:table-cell>
          <table:table-cell table:style-name="ce44" office:value-type="float" office:value="80">
            <text:p>80</text:p>
          </table:table-cell>
          <table:table-cell table:style-name="ce44"/>
          <table:table-cell table:style-name="ce44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46">
            <text:p>246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47">
            <text:p>247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65">
            <text:p>265</text:p>
          </table:table-cell>
          <table:table-cell table:style-name="ce38" table:number-columns-repeated="2"/>
          <table:table-cell table:style-name="ce38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48">
            <text:p>24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de la Salud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49">
            <text:p>249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50">
            <text:p>250</text:p>
          </table:table-cell>
          <table:table-cell table:style-name="ce38" office:value-type="string">
            <text:p>Portátil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67">
            <text:p>267</text:p>
          </table:table-cell>
          <table:table-cell table:style-name="ce38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51">
            <text:p>251</text:p>
          </table:table-cell>
          <table:table-cell table:style-name="ce38" office:value-type="string">
            <text:p>Pc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 </text:p>
          </table:table-cell>
          <table:table-cell table:style-name="ce38" office:value-type="float" office:value="268">
            <text:p>268</text:p>
          </table:table-cell>
          <table:table-cell table:style-name="ce38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52">
            <text:p>25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e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Matemáticas UGR - IEMATH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53">
            <text:p>25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Canon Fax L300</text:p>
          </table:table-cell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54">
            <text:p>254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79">
            <text:p>279</text:p>
          </table:table-cell>
          <table:table-cell table:style-name="ce41"/>
          <table:table-cell table:style-name="ce41" office:value-type="string">
            <text:p>3M</text:p>
          </table:table-cell>
          <table:table-cell table:style-name="ce41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55">
            <text:p>25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Lexmark E-210</text:p>
          </table:table-cell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56">
            <text:p>256</text:p>
          </table:table-cell>
          <table:table-cell table:style-name="ce26" office:value-type="string">
            <text:p>Proyecto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Toshiba TDP S80</text:p>
          </table:table-cell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57">
            <text:p>257</text:p>
          </table:table-cell>
          <table:table-cell table:style-name="ce38" office:value-type="string">
            <text:p>Proyector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</text:p>
          </table:table-cell>
          <table:table-cell table:style-name="ce38" office:value-type="float" office:value="278">
            <text:p>278</text:p>
          </table:table-cell>
          <table:table-cell table:style-name="ce38"/>
          <table:table-cell table:style-name="ce38" office:value-type="string">
            <text:p>3M</text:p>
          </table:table-cell>
          <table:table-cell table:style-name="ce38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58">
            <text:p>258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Toshiba TDP S8</text:p>
          </table:table-cell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59">
            <text:p>25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/>
          <table:table-cell table:style-name="ce26" office:value-type="string">
            <text:p>Hp Deskjet 5440</text:p>
          </table:table-cell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60">
            <text:p>260</text:p>
          </table:table-cell>
          <table:table-cell table:style-name="ce49" office:value-type="string">
            <text:p>Proyector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39"/>
          <table:table-cell table:style-name="ce49"/>
          <table:table-cell table:style-name="ce49" office:value-type="string">
            <text:p>TM Extended</text:p>
          </table:table-cell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38" office:value-type="string">
            <text:p>R</text:p>
          </table:table-cell>
          <table:table-cell table:style-name="ce41"/>
          <table:table-cell table:style-name="ce38" office:value-type="float" office:value="261">
            <text:p>261</text:p>
          </table:table-cell>
          <table:table-cell table:style-name="ce38" office:value-type="string">
            <text:p>Proyector</text:p>
          </table:table-cell>
          <table:table-cell table:style-name="ce38" office:value-type="string">
            <text:p>DONADO</text:p>
          </table:table-cell>
          <table:table-cell table:style-name="ce38" office:value-type="string">
            <text:p>Listo </text:p>
          </table:table-cell>
          <table:table-cell table:style-name="ce38" office:value-type="float" office:value="277">
            <text:p>277</text:p>
          </table:table-cell>
          <table:table-cell table:style-name="ce38"/>
          <table:table-cell table:style-name="ce38" office:value-type="string">
            <text:p>3M</text:p>
          </table:table-cell>
          <table:table-cell table:style-name="ce38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62">
            <text:p>262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0">
            <text:p>280</text:p>
          </table:table-cell>
          <table:table-cell table:style-name="ce41" table:number-columns-repeated="2"/>
          <table:table-cell table:style-name="ce41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63">
            <text:p>26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64">
            <text:p>26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65">
            <text:p>26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266">
            <text:p>266</text:p>
          </table:table-cell>
          <table:table-cell table:style-name="ce50" office:value-type="string">
            <text:p>Pc</text:p>
          </table:table-cell>
          <table:table-cell table:style-name="ce50" office:value-type="string">
            <text:p>Oficina</text:p>
          </table:table-cell>
          <table:table-cell table:style-name="ce55" office:value-type="string">
            <text:p>Reciclando</text:p>
          </table:table-cell>
          <table:table-cell table:style-name="ce55"/>
          <table:table-cell table:style-name="ce50" table:number-columns-repeated="2"/>
          <table:table-cell table:style-name="ce50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67">
            <text:p>267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68">
            <text:p>26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69">
            <text:p>269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3">
            <text:p>283</text:p>
          </table:table-cell>
          <table:table-cell table:style-name="ce41" office:value-type="float" office:value="80">
            <text:p>80</text:p>
          </table:table-cell>
          <table:table-cell table:style-name="ce41"/>
          <table:table-cell table:style-name="ce41" office:value-type="string">
            <text:p>¿?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70">
            <text:p>27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71">
            <text:p>27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72">
            <text:p>27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73">
            <text:p>273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3"/>
          <table:table-cell table:number-columns-repeated="246"/>
        </table:table-row>
        <table:table-row table:style-name="ro3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74">
            <text:p>274</text:p>
          </table:table-cell>
          <table:table-cell table:style-name="ce49" office:value-type="string">
            <text:p>Impresora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75">
            <text:p>27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Renato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76">
            <text:p>276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1">
            <text:p>281</text:p>
          </table:table-cell>
          <table:table-cell table:style-name="ce41" office:value-type="float" office:value="40">
            <text:p>40</text:p>
          </table:table-cell>
          <table:table-cell table:style-name="ce41"/>
          <table:table-cell table:style-name="ce41" office:value-type="string">
            <text:p>Devueltos por Ecosfron de la 3ª Campaña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277">
            <text:p>277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2">
            <text:p>282</text:p>
          </table:table-cell>
          <table:table-cell table:style-name="ce41" office:value-type="float" office:value="40">
            <text:p>40</text:p>
          </table:table-cell>
          <table:table-cell table:style-name="ce41"/>
          <table:table-cell table:style-name="ce41" office:value-type="string">
            <text:p>Devueltos por Ecosfron de la 3ª Campañ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78">
            <text:p>278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79">
            <text:p>279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0">
            <text:p>28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1">
            <text:p>28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2">
            <text:p>28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3">
            <text:p>28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4">
            <text:p>28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5">
            <text:p>28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6">
            <text:p>28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7">
            <text:p>287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8">
            <text:p>28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89">
            <text:p>289</text:p>
          </table:table-cell>
          <table:table-cell table:style-name="ce26" office:value-type="string">
            <text:p>Impresora/Escane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0">
            <text:p>290</text:p>
          </table:table-cell>
          <table:table-cell table:style-name="ce26" office:value-type="string">
            <text:p>Escane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1">
            <text:p>291</text:p>
          </table:table-cell>
          <table:table-cell table:style-name="ce26" office:value-type="string">
            <text:p>Proyecto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2">
            <text:p>292</text:p>
          </table:table-cell>
          <table:table-cell table:style-name="ce26" office:value-type="string">
            <text:p>Proyecto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3">
            <text:p>293</text:p>
          </table:table-cell>
          <table:table-cell table:style-name="ce26" office:value-type="string">
            <text:p>Proyecto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Ciencias de la Educación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4">
            <text:p>29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5">
            <text:p>29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6">
            <text:p>29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7">
            <text:p>297</text:p>
          </table:table-cell>
          <table:table-cell table:style-name="ce26" office:value-type="string">
            <text:p>Escáne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298">
            <text:p>298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299">
            <text:p>29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0">
            <text:p>300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xterna UGR - Pablo Hinojos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1">
            <text:p>301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2">
            <text:p>30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3">
            <text:p>303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4">
            <text:p>304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5">
            <text:p>305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6">
            <text:p>306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7">
            <text:p>30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8">
            <text:p>30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09">
            <text:p>30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Nodo CSIRC - Sección Biblioteca</text:p>
          </table:table-cell>
          <table:table-cell table:number-columns-repeated="246"/>
        </table:table-row>
        <table:table-row table:style-name="ro2">
          <table:table-cell table:style-name="ce42" office:value-type="string">
            <text:p>R</text:p>
          </table:table-cell>
          <table:table-cell table:style-name="ce50"/>
          <table:table-cell table:style-name="ce7" office:value-type="float" office:value="310">
            <text:p>310</text:p>
          </table:table-cell>
          <table:table-cell table:style-name="ce50" office:value-type="string">
            <text:p>Pc</text:p>
          </table:table-cell>
          <table:table-cell table:style-name="ce54" office:value-type="string">
            <text:p>Almacén oficina</text:p>
          </table:table-cell>
          <table:table-cell table:style-name="ce55" office:value-type="string">
            <text:p>Listo</text:p>
          </table:table-cell>
          <table:table-cell table:style-name="ce55" office:value-type="float" office:value="293">
            <text:p>293</text:p>
          </table:table-cell>
          <table:table-cell table:style-name="ce50" office:value-type="float" office:value="40">
            <text:p>40</text:p>
          </table:table-cell>
          <table:table-cell table:style-name="ce50"/>
          <table:table-cell table:style-name="ce50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311">
            <text:p>311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312">
            <text:p>312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13">
            <text:p>313</text:p>
          </table:table-cell>
          <table:table-cell table:style-name="ce26" office:value-type="string">
            <text:p>Impreos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14">
            <text:p>31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15">
            <text:p>315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16">
            <text:p>316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17">
            <text:p>317</text:p>
          </table:table-cell>
          <table:table-cell table:style-name="ce26" office:value-type="string">
            <text:p>Escáner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s de Filosofía y Letra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18">
            <text:p>318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Dpto Estadística - Despacho Nuria Rico Castro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19">
            <text:p>319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0">
            <text:p>32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1">
            <text:p>32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2">
            <text:p>322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3">
            <text:p>32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xterna UGR - Javier Funes Nieto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4">
            <text:p>324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xterna UGR - Javier Funes Nieto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5">
            <text:p>325</text:p>
          </table:table-cell>
          <table:table-cell table:style-name="ce26" office:value-type="string">
            <text:p>Portatil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26">
            <text:p>326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5">
            <text:p>285</text:p>
          </table:table-cell>
          <table:table-cell table:style-name="ce41" table:number-columns-repeated="2"/>
          <table:table-cell table:style-name="ce41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7">
            <text:p>32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8">
            <text:p>32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29">
            <text:p>329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0">
            <text:p>330</text:p>
          </table:table-cell>
          <table:table-cell table:style-name="ce26" office:value-type="string">
            <text:p>Portátil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xterna UGR - Javier Funes Nieto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1">
            <text:p>33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Hospital Real - Bibliote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2">
            <text:p>332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33">
            <text:p>333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4">
            <text:p>284</text:p>
          </table:table-cell>
          <table:table-cell table:style-name="ce41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4">
            <text:p>334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5">
            <text:p>335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6">
            <text:p>336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7">
            <text:p>337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8">
            <text:p>338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39">
            <text:p>339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0">
            <text:p>340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1">
            <text:p>34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2">
            <text:p>34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3">
            <text:p>343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4">
            <text:p>344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5">
            <text:p>345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46">
            <text:p>346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6">
            <text:p>286</text:p>
          </table:table-cell>
          <table:table-cell table:style-name="ce41" office:value-type="float" office:value="40">
            <text:p>40</text:p>
          </table:table-cell>
          <table:table-cell table:style-name="ce41"/>
          <table:table-cell table:style-name="ce41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7">
            <text:p>347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8">
            <text:p>348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49">
            <text:p>349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50">
            <text:p>350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Odontologí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51">
            <text:p>35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52">
            <text:p>35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39" office:value-type="string">
            <text:p>R</text:p>
          </table:table-cell>
          <table:table-cell table:style-name="ce49"/>
          <table:table-cell table:style-name="ce3" office:value-type="float" office:value="353">
            <text:p>353</text:p>
          </table:table-cell>
          <table:table-cell table:style-name="ce49" office:value-type="string">
            <text:p>Pc</text:p>
          </table:table-cell>
          <table:table-cell table:style-name="ce49" office:value-type="string">
            <text:p>Almacén oficina</text:p>
          </table:table-cell>
          <table:table-cell table:style-name="ce49" office:value-type="string">
            <text:p>Desechado</text:p>
          </table:table-cell>
          <table:table-cell table:style-name="ce43"/>
          <table:table-cell table:style-name="ce49" table:number-columns-repeated="2"/>
          <table:table-cell table:style-name="ce49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23" office:value-type="string">
            <text:p>R</text:p>
          </table:table-cell>
          <table:table-cell table:style-name="ce26"/>
          <table:table-cell table:style-name="ce29" office:value-type="float" office:value="354">
            <text:p>354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55">
            <text:p>355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92">
            <text:p>292</text:p>
          </table:table-cell>
          <table:table-cell table:style-name="ce41" office:value-type="float" office:value="40">
            <text:p>40</text:p>
          </table:table-cell>
          <table:table-cell table:style-name="ce41"/>
          <table:table-cell table:style-name="ce41" office:value-type="string">
            <text:p>Instituto de Geofísica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56">
            <text:p>356</text:p>
          </table:table-cell>
          <table:table-cell table:style-name="ce41" office:value-type="string">
            <text:p>Portátil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7">
            <text:p>287</text:p>
          </table:table-cell>
          <table:table-cell table:style-name="ce41" office:value-type="float" office:value="60">
            <text:p>60</text:p>
          </table:table-cell>
          <table:table-cell table:style-name="ce41" office:value-type="string">
            <text:p>Falta logo osl en el grub y fondo pantalla</text:p>
          </table:table-cell>
          <table:table-cell table:style-name="ce41" office:value-type="string">
            <text:p>Madrid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57">
            <text:p>357</text:p>
          </table:table-cell>
          <table:table-cell table:style-name="ce41" office:value-type="string">
            <text:p>Portátil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9">
            <text:p>289</text:p>
          </table:table-cell>
          <table:table-cell table:style-name="ce41" office:value-type="float" office:value="60">
            <text:p>60</text:p>
          </table:table-cell>
          <table:table-cell table:style-name="ce41" office:value-type="string">
            <text:p>Listo de imágenes</text:p>
          </table:table-cell>
          <table:table-cell table:style-name="ce41" office:value-type="string">
            <text:p>Madrid</text:p>
          </table:table-cell>
          <table:table-cell table:number-columns-repeated="246"/>
        </table:table-row>
        <table:table-row table:style-name="ro2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58">
            <text:p>358</text:p>
          </table:table-cell>
          <table:table-cell table:style-name="ce41" office:value-type="string">
            <text:p>Portátil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91">
            <text:p>291</text:p>
          </table:table-cell>
          <table:table-cell table:style-name="ce41" office:value-type="float" office:value="60">
            <text:p>60</text:p>
          </table:table-cell>
          <table:table-cell table:style-name="ce41" office:value-type="string">
            <text:p>Falta logo osl en el grub y fondo pantalla</text:p>
          </table:table-cell>
          <table:table-cell table:style-name="ce41" office:value-type="string">
            <text:p>Madrid</text:p>
          </table:table-cell>
          <table:table-cell table:number-columns-repeated="246"/>
        </table:table-row>
        <table:table-row table:style-name="ro2">
          <table:table-cell table:number-columns-repeated="2" table:style-name="ce41" office:value-type="string">
            <text:p>R</text:p>
          </table:table-cell>
          <table:table-cell table:style-name="ce41" office:value-type="float" office:value="359">
            <text:p>359</text:p>
          </table:table-cell>
          <table:table-cell table:style-name="ce41" office:value-type="string">
            <text:p>Portátil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88">
            <text:p>288</text:p>
          </table:table-cell>
          <table:table-cell table:style-name="ce41" office:value-type="float" office:value="60">
            <text:p>60</text:p>
          </table:table-cell>
          <table:table-cell table:style-name="ce41" office:value-type="string">
            <text:p>Falta logo osl en el grub y fondo pantalla</text:p>
          </table:table-cell>
          <table:table-cell table:style-name="ce41" office:value-type="string">
            <text:p>Madrid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60">
            <text:p>360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2">
            <text:p>302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61">
            <text:p>361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1">
            <text:p>301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62">
            <text:p>362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3">
            <text:p>303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63">
            <text:p>363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6">
            <text:p>306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R</text:p>
          </table:table-cell>
          <table:table-cell table:style-name="ce48"/>
          <table:table-cell table:style-name="ce48" office:value-type="float" office:value="364">
            <text:p>364</text:p>
          </table:table-cell>
          <table:table-cell table:style-name="ce48" office:value-type="string">
            <text:p>Proyector</text:p>
          </table:table-cell>
          <table:table-cell table:style-name="ce48" office:value-type="string">
            <text:p>Almacén oficina</text:p>
          </table:table-cell>
          <table:table-cell table:style-name="ce48" office:value-type="string">
            <text:p>Desachado</text:p>
          </table:table-cell>
          <table:table-cell table:style-name="ce48" table:number-columns-repeated="2"/>
          <table:table-cell table:style-name="ce48" office:value-type="string">
            <text:p>No funciona la lampara</text:p>
          </table:table-cell>
          <table:table-cell table:style-name="ce48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65">
            <text:p>365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0">
            <text:p>300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R</text:p>
          </table:table-cell>
          <table:table-cell table:style-name="ce48"/>
          <table:table-cell table:style-name="ce48" office:value-type="float" office:value="366">
            <text:p>366</text:p>
          </table:table-cell>
          <table:table-cell table:style-name="ce48" office:value-type="string">
            <text:p>Proyector</text:p>
          </table:table-cell>
          <table:table-cell table:style-name="ce48" office:value-type="string">
            <text:p>Almacén oficina</text:p>
          </table:table-cell>
          <table:table-cell table:style-name="ce48" office:value-type="string">
            <text:p>Desachado</text:p>
          </table:table-cell>
          <table:table-cell table:style-name="ce48" table:number-columns-repeated="2"/>
          <table:table-cell table:style-name="ce48" office:value-type="string">
            <text:p>No funciona la lampara</text:p>
          </table:table-cell>
          <table:table-cell table:style-name="ce48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R</text:p>
          </table:table-cell>
          <table:table-cell table:style-name="ce48"/>
          <table:table-cell table:style-name="ce48" office:value-type="float" office:value="367">
            <text:p>367</text:p>
          </table:table-cell>
          <table:table-cell table:style-name="ce48" office:value-type="string">
            <text:p>Proyector</text:p>
          </table:table-cell>
          <table:table-cell table:style-name="ce48" office:value-type="string">
            <text:p>Almacén oficina</text:p>
          </table:table-cell>
          <table:table-cell table:style-name="ce48" office:value-type="string">
            <text:p>Desechado</text:p>
          </table:table-cell>
          <table:table-cell table:style-name="ce48" table:number-columns-repeated="2"/>
          <table:table-cell table:style-name="ce48" office:value-type="string">
            <text:p>No funciona la lampara</text:p>
          </table:table-cell>
          <table:table-cell table:style-name="ce48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68">
            <text:p>368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4">
            <text:p>304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369">
            <text:p>369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5">
            <text:p>305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0">
            <text:p>370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1">
            <text:p>37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2">
            <text:p>37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3">
            <text:p>373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4">
            <text:p>374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5">
            <text:p>375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6">
            <text:p>376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7">
            <text:p>377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8">
            <text:p>378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79">
            <text:p>379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0">
            <text:p>380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1">
            <text:p>38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2">
            <text:p>38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3">
            <text:p>383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4">
            <text:p>384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5">
            <text:p>385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6">
            <text:p>386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7">
            <text:p>387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8">
            <text:p>388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89">
            <text:p>389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0">
            <text:p>390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1">
            <text:p>39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2">
            <text:p>39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3">
            <text:p>393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4">
            <text:p>394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5">
            <text:p>395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6">
            <text:p>396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7">
            <text:p>397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8">
            <text:p>398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399">
            <text:p>399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5"/>
          <table:table-cell table:style-name="ce28"/>
          <table:table-cell table:style-name="ce31" office:value-type="float" office:value="400">
            <text:p>400</text:p>
          </table:table-cell>
          <table:table-cell table:style-name="ce28"/>
          <table:table-cell table:style-name="ce28" office:value-type="string">
            <text:p>Almacén oficina</text:p>
          </table:table-cell>
          <table:table-cell table:style-name="ce28" office:value-type="string">
            <text:p>Listo</text:p>
          </table:table-cell>
          <table:table-cell table:style-name="ce36" office:value-type="float" office:value="297">
            <text:p>297</text:p>
          </table:table-cell>
          <table:table-cell table:style-name="ce28" office:value-type="float" office:value="40">
            <text:p>40</text:p>
          </table:table-cell>
          <table:table-cell table:style-name="ce28"/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01">
            <text:p>40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02">
            <text:p>40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03">
            <text:p>403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04">
            <text:p>404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05">
            <text:p>405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5"/>
          <table:table-cell table:style-name="ce28"/>
          <table:table-cell table:style-name="ce31" office:value-type="float" office:value="406">
            <text:p>406</text:p>
          </table:table-cell>
          <table:table-cell table:style-name="ce28"/>
          <table:table-cell table:style-name="ce28" office:value-type="string">
            <text:p>Almacén oficina</text:p>
          </table:table-cell>
          <table:table-cell table:style-name="ce28" office:value-type="string">
            <text:p>Listo</text:p>
          </table:table-cell>
          <table:table-cell table:style-name="ce36" office:value-type="float" office:value="294">
            <text:p>294</text:p>
          </table:table-cell>
          <table:table-cell table:style-name="ce28" office:value-type="float" office:value="120">
            <text:p>120</text:p>
          </table:table-cell>
          <table:table-cell table:style-name="ce28"/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07">
            <text:p>407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5"/>
          <table:table-cell table:style-name="ce28"/>
          <table:table-cell table:style-name="ce31" office:value-type="float" office:value="408">
            <text:p>408</text:p>
          </table:table-cell>
          <table:table-cell table:style-name="ce28"/>
          <table:table-cell table:style-name="ce28" office:value-type="string">
            <text:p>Almacén oficina</text:p>
          </table:table-cell>
          <table:table-cell table:style-name="ce28" office:value-type="string">
            <text:p>Listo</text:p>
          </table:table-cell>
          <table:table-cell table:style-name="ce36" office:value-type="float" office:value="295">
            <text:p>295</text:p>
          </table:table-cell>
          <table:table-cell table:style-name="ce28" office:value-type="float" office:value="40">
            <text:p>40</text:p>
          </table:table-cell>
          <table:table-cell table:style-name="ce28"/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09">
            <text:p>409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10">
            <text:p>410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11">
            <text:p>41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12">
            <text:p>41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13">
            <text:p>413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14">
            <text:p>414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15">
            <text:p>415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16">
            <text:p>416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17">
            <text:p>417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418">
            <text:p>418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8">
            <text:p>308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1" office:value-type="string">
            <text:p>R</text:p>
          </table:table-cell>
          <table:table-cell table:style-name="ce41"/>
          <table:table-cell table:style-name="ce41" office:value-type="float" office:value="419">
            <text:p>419</text:p>
          </table:table-cell>
          <table:table-cell table:style-name="ce41" office:value-type="string">
            <text:p>Proyector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307">
            <text:p>307</text:p>
          </table:table-cell>
          <table:table-cell table:style-name="ce41" table:number-columns-repeated="2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0">
            <text:p>420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1">
            <text:p>42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2">
            <text:p>42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3">
            <text:p>423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5"/>
          <table:table-cell table:style-name="ce28"/>
          <table:table-cell table:style-name="ce31" office:value-type="float" office:value="424">
            <text:p>424</text:p>
          </table:table-cell>
          <table:table-cell table:style-name="ce28"/>
          <table:table-cell table:style-name="ce28" office:value-type="string">
            <text:p>Almacén oficina</text:p>
          </table:table-cell>
          <table:table-cell table:style-name="ce28" office:value-type="string">
            <text:p>Listo</text:p>
          </table:table-cell>
          <table:table-cell table:style-name="ce36" office:value-type="float" office:value="296">
            <text:p>296</text:p>
          </table:table-cell>
          <table:table-cell table:style-name="ce28" office:value-type="float" office:value="40">
            <text:p>40</text:p>
          </table:table-cell>
          <table:table-cell table:style-name="ce28"/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5">
            <text:p>425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6">
            <text:p>426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7">
            <text:p>427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8">
            <text:p>428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29">
            <text:p>429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41" table:number-columns-repeated="2"/>
          <table:table-cell table:style-name="ce41" office:value-type="float" office:value="430">
            <text:p>430</text:p>
          </table:table-cell>
          <table:table-cell table:style-name="ce41" office:value-type="string">
            <text:p>Pc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Listo</text:p>
          </table:table-cell>
          <table:table-cell table:style-name="ce41" office:value-type="float" office:value="290">
            <text:p>290</text:p>
          </table:table-cell>
          <table:table-cell table:style-name="ce41" office:value-type="float" office:value="160">
            <text:p>160</text:p>
          </table:table-cell>
          <table:table-cell table:style-name="ce41"/>
          <table:table-cell table:style-name="ce41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1">
            <text:p>431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2">
            <text:p>432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de Ciencias Políticas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3">
            <text:p>433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o Santa Luc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4">
            <text:p>434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o Santa Luc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5">
            <text:p>435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o Santa Luc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6">
            <text:p>436</text:p>
          </table:table-cell>
          <table:table-cell table:style-name="ce26"/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difico Santa Lucí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7">
            <text:p>437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Archiv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8">
            <text:p>438</text:p>
          </table:table-cell>
          <table:table-cell table:style-name="ce26" office:value-type="string">
            <text:p>Pc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Archivo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39">
            <text:p>439</text:p>
          </table:table-cell>
          <table:table-cell table:style-name="ce26" office:value-type="string">
            <text:p>Portatil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40">
            <text:p>440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41">
            <text:p>441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42">
            <text:p>442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43">
            <text:p>443</text:p>
          </table:table-cell>
          <table:table-cell table:style-name="ce26" office:value-type="string">
            <text:p>Impresor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44">
            <text:p>444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41" table:number-columns-repeated="2"/>
          <table:table-cell table:style-name="ce41" office:value-type="float" office:value="445">
            <text:p>445</text:p>
          </table:table-cell>
          <table:table-cell table:style-name="ce41" office:value-type="string">
            <text:p>Sobremesa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Listo</text:p>
          </table:table-cell>
          <table:table-cell table:style-name="ce41"/>
          <table:table-cell table:style-name="ce41" office:value-type="float" office:value="80">
            <text:p>80</text:p>
          </table:table-cell>
          <table:table-cell table:style-name="ce41"/>
          <table:table-cell table:style-name="ce41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46">
            <text:p>446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47">
            <text:p>447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Moxilos Domo Electra</text:p>
          </table:table-cell>
          <table:table-cell table:number-columns-repeated="246"/>
        </table:table-row>
        <table:table-row table:style-name="ro2">
          <table:table-cell table:style-name="ce23"/>
          <table:table-cell table:style-name="ce26"/>
          <table:table-cell table:style-name="ce29" office:value-type="float" office:value="448">
            <text:p>448</text:p>
          </table:table-cell>
          <table:table-cell table:style-name="ce26" office:value-type="string">
            <text:p>Portatil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49">
            <text:p>449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Vicerectorado Ordenación Académica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0">
            <text:p>450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Vicerectorado Ordenación Académica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1">
            <text:p>451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2">
            <text:p>452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3">
            <text:p>453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57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4">
            <text:p>454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5">
            <text:p>455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6">
            <text:p>456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7">
            <text:p>457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8">
            <text:p>458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59">
            <text:p>459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0">
            <text:p>460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1">
            <text:p>461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2">
            <text:p>462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 table:number-columns-repeated="2"/>
          <table:table-cell table:style-name="ce29" office:value-type="float" office:value="463">
            <text:p>463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4">
            <text:p>464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5">
            <text:p>465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 office:value-type="string">
            <text:p>-</text:p>
          </table:table-cell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6">
            <text:p>466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7">
            <text:p>467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8">
            <text:p>468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69">
            <text:p>469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70">
            <text:p>470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71">
            <text:p>471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72">
            <text:p>472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73">
            <text:p>473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74">
            <text:p>474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75">
            <text:p>475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76">
            <text:p>476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3"/>
          <table:table-cell table:style-name="ce26"/>
          <table:table-cell table:style-name="ce29" office:value-type="float" office:value="477">
            <text:p>477</text:p>
          </table:table-cell>
          <table:table-cell table:style-name="ce26" office:value-type="string">
            <text:p>Sobremesa</text:p>
          </table:table-cell>
          <table:table-cell table:style-name="ce26" office:value-type="string">
            <text:p>Almacén oficina</text:p>
          </table:table-cell>
          <table:table-cell table:style-name="ce26"/>
          <table:table-cell table:style-name="ce34"/>
          <table:table-cell table:style-name="ce26" table:number-columns-repeated="2"/>
          <table:table-cell table:style-name="ce26" office:value-type="string">
            <text:p>Escuela de Caminos</text:p>
          </table:table-cell>
          <table:table-cell table:number-columns-repeated="246"/>
        </table:table-row>
        <table:table-row table:style-name="ro4" table:number-rows-repeated="28">
          <table:table-cell table:style-name="ce23"/>
          <table:table-cell table:style-name="ce26"/>
          <table:table-cell table:style-name="ce29"/>
          <table:table-cell table:style-name="ce26" table:number-columns-repeated="3"/>
          <table:table-cell table:style-name="ce34"/>
          <table:table-cell table:style-name="ce26" table:number-columns-repeated="3"/>
          <table:table-cell table:number-columns-repeated="246"/>
        </table:table-row>
        <table:table-row table:style-name="ro4" table:number-rows-repeated="104807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7T18:22:06</meta:creation-date>
    <dc:date>2014-02-19T18:33:09</dc:date>
    <dc:creator>renato </dc:creator>
    <meta:editing-duration>PT1M34S</meta:editing-duration>
    <meta:editing-cycles>4</meta:editing-cycles>
    <meta:generator>LibreOffice/3.5$Linux_x86 LibreOffice_project/350m1$Build-2</meta:generator>
    <meta:document-statistic meta:table-count="3" meta:cell-count="7599" meta:object-count="0"/>
  </office:meta>
</office:document-meta>
</file>